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7"/>
    <style:style style:name="ce2" style:family="table-cell" style:parent-style-name="Default" style:data-style-name="N37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RANS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01" calcext:value-type="date">
            <text:p>01/01/22</text:p>
          </table:table-cell>
          <table:table-cell table:formula="of:=RAND()*RANDBETWEEN(-5000;5000)+1" office:value-type="float" office:value="1060.36845312296" calcext:value-type="float">
            <text:p>1060.37</text:p>
          </table:table-cell>
          <table:table-cell table:formula="of:=RAND()*RANDBETWEEN(-5000;5000)+1" office:value-type="float" office:value="732.354761012243" calcext:value-type="float">
            <text:p>732.354761012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2" calcext:value-type="date">
            <text:p>02/01/22</text:p>
          </table:table-cell>
          <table:table-cell table:formula="of:=RAND()*RANDBETWEEN(-5000;5000)+1" office:value-type="float" office:value="-1084.71516972343" calcext:value-type="float">
            <text:p>-1084.72</text:p>
          </table:table-cell>
          <table:table-cell table:formula="of:=RAND()*RANDBETWEEN(-5000;5000)+1" office:value-type="float" office:value="409.476356198223" calcext:value-type="float">
            <text:p>409.4763561982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1-03" calcext:value-type="date">
            <text:p>03/01/22</text:p>
          </table:table-cell>
          <table:table-cell table:formula="of:=RAND()*RANDBETWEEN(-5000;5000)+1" office:value-type="float" office:value="737.221249337981" calcext:value-type="float">
            <text:p>737.22</text:p>
          </table:table-cell>
          <table:table-cell table:formula="of:=RAND()*RANDBETWEEN(-5000;5000)+1" office:value-type="float" office:value="1232.17190480228" calcext:value-type="float">
            <text:p>1232.17190480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01-04" calcext:value-type="date">
            <text:p>04/01/22</text:p>
          </table:table-cell>
          <table:table-cell table:formula="of:=RAND()*RANDBETWEEN(-5000;5000)+1" office:value-type="float" office:value="-507.917736009415" calcext:value-type="float">
            <text:p>-507.92</text:p>
          </table:table-cell>
          <table:table-cell table:formula="of:=RAND()*RANDBETWEEN(-5000;5000)+1" office:value-type="float" office:value="-3630.16170081565" calcext:value-type="float">
            <text:p>-3630.16170081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1-05" calcext:value-type="date">
            <text:p>05/01/22</text:p>
          </table:table-cell>
          <table:table-cell table:formula="of:=RAND()*RANDBETWEEN(-5000;5000)+1" office:value-type="float" office:value="-632.687655674242" calcext:value-type="float">
            <text:p>-632.69</text:p>
          </table:table-cell>
          <table:table-cell table:formula="of:=RAND()*RANDBETWEEN(-5000;5000)+1" office:value-type="float" office:value="-79.6777290118369" calcext:value-type="float">
            <text:p>-79.6777290118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1-06" calcext:value-type="date">
            <text:p>06/01/22</text:p>
          </table:table-cell>
          <table:table-cell table:formula="of:=RAND()*RANDBETWEEN(-5000;5000)+1" office:value-type="float" office:value="1062.7832899761" calcext:value-type="float">
            <text:p>1062.78</text:p>
          </table:table-cell>
          <table:table-cell table:formula="of:=RAND()*RANDBETWEEN(-5000;5000)+1" office:value-type="float" office:value="335.186447941983" calcext:value-type="float">
            <text:p>335.186447941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01-07" calcext:value-type="date">
            <text:p>07/01/22</text:p>
          </table:table-cell>
          <table:table-cell table:formula="of:=RAND()*RANDBETWEEN(-5000;5000)+1" office:value-type="float" office:value="-495.957253212431" calcext:value-type="float">
            <text:p>-495.96</text:p>
          </table:table-cell>
          <table:table-cell table:formula="of:=RAND()*RANDBETWEEN(-5000;5000)+1" office:value-type="float" office:value="1459.30418068023" calcext:value-type="float">
            <text:p>1459.304180680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1-08" calcext:value-type="date">
            <text:p>08/01/22</text:p>
          </table:table-cell>
          <table:table-cell table:formula="of:=RAND()*RANDBETWEEN(-5000;5000)+1" office:value-type="float" office:value="322.687160272143" calcext:value-type="float">
            <text:p>322.69</text:p>
          </table:table-cell>
          <table:table-cell table:formula="of:=RAND()*RANDBETWEEN(-5000;5000)+1" office:value-type="float" office:value="3763.03227840704" calcext:value-type="float">
            <text:p>3763.03227840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1-09" calcext:value-type="date">
            <text:p>09/01/22</text:p>
          </table:table-cell>
          <table:table-cell table:formula="of:=RAND()*RANDBETWEEN(-5000;5000)+1" office:value-type="float" office:value="-868.996764530132" calcext:value-type="float">
            <text:p>-869.00</text:p>
          </table:table-cell>
          <table:table-cell table:formula="of:=RAND()*RANDBETWEEN(-5000;5000)+1" office:value-type="float" office:value="-254.629516365272" calcext:value-type="float">
            <text:p>-254.629516365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1-10" calcext:value-type="date">
            <text:p>10/01/22</text:p>
          </table:table-cell>
          <table:table-cell table:formula="of:=RAND()*RANDBETWEEN(-5000;5000)+1" office:value-type="float" office:value="278.159363445527" calcext:value-type="float">
            <text:p>278.16</text:p>
          </table:table-cell>
          <table:table-cell table:formula="of:=RAND()*RANDBETWEEN(-5000;5000)+1" office:value-type="float" office:value="-2916.1662687919" calcext:value-type="float">
            <text:p>-2916.16626879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1-11" calcext:value-type="date">
            <text:p>11/01/22</text:p>
          </table:table-cell>
          <table:table-cell table:formula="of:=RAND()*RANDBETWEEN(-5000;5000)+1" office:value-type="float" office:value="-945.560361895327" calcext:value-type="float">
            <text:p>-945.56</text:p>
          </table:table-cell>
          <table:table-cell table:formula="of:=RAND()*RANDBETWEEN(-5000;5000)+1" office:value-type="float" office:value="218.679203050391" calcext:value-type="float">
            <text:p>218.6792030503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1-12" calcext:value-type="date">
            <text:p>12/01/22</text:p>
          </table:table-cell>
          <table:table-cell table:formula="of:=RAND()*RANDBETWEEN(-5000;5000)+1" office:value-type="float" office:value="132.063613908649" calcext:value-type="float">
            <text:p>132.06</text:p>
          </table:table-cell>
          <table:table-cell table:formula="of:=RAND()*RANDBETWEEN(-5000;5000)+1" office:value-type="float" office:value="401.489121328217" calcext:value-type="float">
            <text:p>401.489121328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01-13" calcext:value-type="date">
            <text:p>13/01/22</text:p>
          </table:table-cell>
          <table:table-cell table:formula="of:=RAND()*RANDBETWEEN(-5000;5000)+1" office:value-type="float" office:value="-1745.85551702198" calcext:value-type="float">
            <text:p>-1745.86</text:p>
          </table:table-cell>
          <table:table-cell table:formula="of:=RAND()*RANDBETWEEN(-5000;5000)+1" office:value-type="float" office:value="3024.95884123111" calcext:value-type="float">
            <text:p>3024.95884123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1-14" calcext:value-type="date">
            <text:p>14/01/22</text:p>
          </table:table-cell>
          <table:table-cell table:formula="of:=RAND()*RANDBETWEEN(-5000;5000)+1" office:value-type="float" office:value="-1654.48037014926" calcext:value-type="float">
            <text:p>-1654.48</text:p>
          </table:table-cell>
          <table:table-cell table:formula="of:=RAND()*RANDBETWEEN(-5000;5000)+1" office:value-type="float" office:value="2291.66108276297" calcext:value-type="float">
            <text:p>2291.661082762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1-15" calcext:value-type="date">
            <text:p>15/01/22</text:p>
          </table:table-cell>
          <table:table-cell table:formula="of:=RAND()*RANDBETWEEN(-5000;5000)+1" office:value-type="float" office:value="1042.10277754319" calcext:value-type="float">
            <text:p>1042.10</text:p>
          </table:table-cell>
          <table:table-cell table:formula="of:=RAND()*RANDBETWEEN(-5000;5000)+1" office:value-type="float" office:value="-1022.76387683984" calcext:value-type="float">
            <text:p>-1022.76387683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1-16" calcext:value-type="date">
            <text:p>16/01/22</text:p>
          </table:table-cell>
          <table:table-cell table:formula="of:=RAND()*RANDBETWEEN(-5000;5000)+1" office:value-type="float" office:value="-2092.96020472104" calcext:value-type="float">
            <text:p>-2092.96</text:p>
          </table:table-cell>
          <table:table-cell table:formula="of:=RAND()*RANDBETWEEN(-5000;5000)+1" office:value-type="float" office:value="-1344.49051996295" calcext:value-type="float">
            <text:p>-1344.490519962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01-17" calcext:value-type="date">
            <text:p>17/01/22</text:p>
          </table:table-cell>
          <table:table-cell table:formula="of:=RAND()*RANDBETWEEN(-5000;5000)+1" office:value-type="float" office:value="-1168.93185305866" calcext:value-type="float">
            <text:p>-1168.93</text:p>
          </table:table-cell>
          <table:table-cell table:formula="of:=RAND()*RANDBETWEEN(-5000;5000)+1" office:value-type="float" office:value="-761.249186738578" calcext:value-type="float">
            <text:p>-761.2491867385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01-18" calcext:value-type="date">
            <text:p>18/01/22</text:p>
          </table:table-cell>
          <table:table-cell table:formula="of:=RAND()*RANDBETWEEN(-5000;5000)+1" office:value-type="float" office:value="1788.31882506242" calcext:value-type="float">
            <text:p>1788.32</text:p>
          </table:table-cell>
          <table:table-cell table:formula="of:=RAND()*RANDBETWEEN(-5000;5000)+1" office:value-type="float" office:value="1109.69495436032" calcext:value-type="float">
            <text:p>1109.69495436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01-19" calcext:value-type="date">
            <text:p>19/01/22</text:p>
          </table:table-cell>
          <table:table-cell table:formula="of:=RAND()*RANDBETWEEN(-5000;5000)+1" office:value-type="float" office:value="2078.31570617464" calcext:value-type="float">
            <text:p>2078.32</text:p>
          </table:table-cell>
          <table:table-cell table:formula="of:=RAND()*RANDBETWEEN(-5000;5000)+1" office:value-type="float" office:value="1260.70392383068" calcext:value-type="float">
            <text:p>1260.703923830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01-20" calcext:value-type="date">
            <text:p>20/01/22</text:p>
          </table:table-cell>
          <table:table-cell table:formula="of:=RAND()*RANDBETWEEN(-5000;5000)+1" office:value-type="float" office:value="257.145406420538" calcext:value-type="float">
            <text:p>257.15</text:p>
          </table:table-cell>
          <table:table-cell table:formula="of:=RAND()*RANDBETWEEN(-5000;5000)+1" office:value-type="float" office:value="-667.598980302191" calcext:value-type="float">
            <text:p>-667.5989803021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01-21" calcext:value-type="date">
            <text:p>21/01/22</text:p>
          </table:table-cell>
          <table:table-cell table:formula="of:=RAND()*RANDBETWEEN(-5000;5000)+1" office:value-type="float" office:value="426.702222553317" calcext:value-type="float">
            <text:p>426.70</text:p>
          </table:table-cell>
          <table:table-cell table:formula="of:=RAND()*RANDBETWEEN(-5000;5000)+1" office:value-type="float" office:value="1026.38159847903" calcext:value-type="float">
            <text:p>1026.38159847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01-22" calcext:value-type="date">
            <text:p>22/01/22</text:p>
          </table:table-cell>
          <table:table-cell table:formula="of:=RAND()*RANDBETWEEN(-5000;5000)+1" office:value-type="float" office:value="-1098.30575210452" calcext:value-type="float">
            <text:p>-1098.31</text:p>
          </table:table-cell>
          <table:table-cell table:formula="of:=RAND()*RANDBETWEEN(-5000;5000)+1" office:value-type="float" office:value="-1525.57637309576" calcext:value-type="float">
            <text:p>-1525.576373095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01-23" calcext:value-type="date">
            <text:p>23/01/22</text:p>
          </table:table-cell>
          <table:table-cell table:formula="of:=RAND()*RANDBETWEEN(-5000;5000)+1" office:value-type="float" office:value="-703.827463453127" calcext:value-type="float">
            <text:p>-703.83</text:p>
          </table:table-cell>
          <table:table-cell table:formula="of:=RAND()*RANDBETWEEN(-5000;5000)+1" office:value-type="float" office:value="-82.6767997210883" calcext:value-type="float">
            <text:p>-82.67679972108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01-24" calcext:value-type="date">
            <text:p>24/01/22</text:p>
          </table:table-cell>
          <table:table-cell table:formula="of:=RAND()*RANDBETWEEN(-5000;5000)+1" office:value-type="float" office:value="-1240.58025326235" calcext:value-type="float">
            <text:p>-1240.58</text:p>
          </table:table-cell>
          <table:table-cell table:formula="of:=RAND()*RANDBETWEEN(-5000;5000)+1" office:value-type="float" office:value="114.531392730435" calcext:value-type="float">
            <text:p>114.5313927304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01-25" calcext:value-type="date">
            <text:p>25/01/22</text:p>
          </table:table-cell>
          <table:table-cell table:formula="of:=RAND()*RANDBETWEEN(-5000;5000)+1" office:value-type="float" office:value="871.050477040616" calcext:value-type="float">
            <text:p>871.05</text:p>
          </table:table-cell>
          <table:table-cell table:formula="of:=RAND()*RANDBETWEEN(-5000;5000)+1" office:value-type="float" office:value="-2541.51306691322" calcext:value-type="float">
            <text:p>-2541.513066913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01-26" calcext:value-type="date">
            <text:p>26/01/22</text:p>
          </table:table-cell>
          <table:table-cell table:formula="of:=RAND()*RANDBETWEEN(-5000;5000)+1" office:value-type="float" office:value="3306.81868792585" calcext:value-type="float">
            <text:p>3306.82</text:p>
          </table:table-cell>
          <table:table-cell table:formula="of:=RAND()*RANDBETWEEN(-5000;5000)+1" office:value-type="float" office:value="1761.69530414311" calcext:value-type="float">
            <text:p>1761.695304143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01-27" calcext:value-type="date">
            <text:p>27/01/22</text:p>
          </table:table-cell>
          <table:table-cell table:formula="of:=RAND()*RANDBETWEEN(-5000;5000)+1" office:value-type="float" office:value="-2190.79937170656" calcext:value-type="float">
            <text:p>-2190.80</text:p>
          </table:table-cell>
          <table:table-cell table:formula="of:=RAND()*RANDBETWEEN(-5000;5000)+1" office:value-type="float" office:value="1890.18700219031" calcext:value-type="float">
            <text:p>1890.187002190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01-28" calcext:value-type="date">
            <text:p>28/01/22</text:p>
          </table:table-cell>
          <table:table-cell table:formula="of:=RAND()*RANDBETWEEN(-5000;5000)+1" office:value-type="float" office:value="787.489672396111" calcext:value-type="float">
            <text:p>787.49</text:p>
          </table:table-cell>
          <table:table-cell table:formula="of:=RAND()*RANDBETWEEN(-5000;5000)+1" office:value-type="float" office:value="-3287.41420160521" calcext:value-type="float">
            <text:p>-3287.414201605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01-29" calcext:value-type="date">
            <text:p>29/01/22</text:p>
          </table:table-cell>
          <table:table-cell table:formula="of:=RAND()*RANDBETWEEN(-5000;5000)+1" office:value-type="float" office:value="-265.728944870688" calcext:value-type="float">
            <text:p>-265.73</text:p>
          </table:table-cell>
          <table:table-cell table:formula="of:=RAND()*RANDBETWEEN(-5000;5000)+1" office:value-type="float" office:value="-439.224574257305" calcext:value-type="float">
            <text:p>-439.2245742573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01-30" calcext:value-type="date">
            <text:p>30/01/22</text:p>
          </table:table-cell>
          <table:table-cell table:formula="of:=RAND()*RANDBETWEEN(-5000;5000)+1" office:value-type="float" office:value="-1167.18308950562" calcext:value-type="float">
            <text:p>-1167.18</text:p>
          </table:table-cell>
          <table:table-cell table:formula="of:=RAND()*RANDBETWEEN(-5000;5000)+1" office:value-type="float" office:value="-285.822315951025" calcext:value-type="float">
            <text:p>-285.822315951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01-31" calcext:value-type="date">
            <text:p>31/01/22</text:p>
          </table:table-cell>
          <table:table-cell table:formula="of:=RAND()*RANDBETWEEN(-5000;5000)+1" office:value-type="float" office:value="-573.534159039379" calcext:value-type="float">
            <text:p>-573.53</text:p>
          </table:table-cell>
          <table:table-cell table:formula="of:=RAND()*RANDBETWEEN(-5000;5000)+1" office:value-type="float" office:value="1616.19432188329" calcext:value-type="float">
            <text:p>1616.19432188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02-01" calcext:value-type="date">
            <text:p>01/02/22</text:p>
          </table:table-cell>
          <table:table-cell table:formula="of:=RAND()*RANDBETWEEN(-5000;5000)+1" office:value-type="float" office:value="-55.5604689527276" calcext:value-type="float">
            <text:p>-55.56</text:p>
          </table:table-cell>
          <table:table-cell table:formula="of:=RAND()*RANDBETWEEN(-5000;5000)+1" office:value-type="float" office:value="-3344.77799542812" calcext:value-type="float">
            <text:p>-3344.777995428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02-02" calcext:value-type="date">
            <text:p>02/02/22</text:p>
          </table:table-cell>
          <table:table-cell table:formula="of:=RAND()*RANDBETWEEN(-5000;5000)+1" office:value-type="float" office:value="-158.665952595918" calcext:value-type="float">
            <text:p>-158.67</text:p>
          </table:table-cell>
          <table:table-cell table:formula="of:=RAND()*RANDBETWEEN(-5000;5000)+1" office:value-type="float" office:value="552.412301075853" calcext:value-type="float">
            <text:p>552.4123010758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02-03" calcext:value-type="date">
            <text:p>03/02/22</text:p>
          </table:table-cell>
          <table:table-cell table:formula="of:=RAND()*RANDBETWEEN(-5000;5000)+1" office:value-type="float" office:value="2051.00721997108" calcext:value-type="float">
            <text:p>2051.01</text:p>
          </table:table-cell>
          <table:table-cell table:formula="of:=RAND()*RANDBETWEEN(-5000;5000)+1" office:value-type="float" office:value="-283.831705190128" calcext:value-type="float">
            <text:p>-283.831705190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02-04" calcext:value-type="date">
            <text:p>04/02/22</text:p>
          </table:table-cell>
          <table:table-cell table:formula="of:=RAND()*RANDBETWEEN(-5000;5000)+1" office:value-type="float" office:value="-704.472579960662" calcext:value-type="float">
            <text:p>-704.47</text:p>
          </table:table-cell>
          <table:table-cell table:formula="of:=RAND()*RANDBETWEEN(-5000;5000)+1" office:value-type="float" office:value="494.549045531312" calcext:value-type="float">
            <text:p>494.5490455313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2-02-05" calcext:value-type="date">
            <text:p>05/02/22</text:p>
          </table:table-cell>
          <table:table-cell table:formula="of:=RAND()*RANDBETWEEN(-5000;5000)+1" office:value-type="float" office:value="-3524.70686236753" calcext:value-type="float">
            <text:p>-3524.71</text:p>
          </table:table-cell>
          <table:table-cell table:formula="of:=RAND()*RANDBETWEEN(-5000;5000)+1" office:value-type="float" office:value="78.518586067316" calcext:value-type="float">
            <text:p>78.5185860673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02-06" calcext:value-type="date">
            <text:p>06/02/22</text:p>
          </table:table-cell>
          <table:table-cell table:formula="of:=RAND()*RANDBETWEEN(-5000;5000)+1" office:value-type="float" office:value="-2425.3925296145" calcext:value-type="float">
            <text:p>-2425.39</text:p>
          </table:table-cell>
          <table:table-cell table:formula="of:=RAND()*RANDBETWEEN(-5000;5000)+1" office:value-type="float" office:value="4186.96565024643" calcext:value-type="float">
            <text:p>4186.965650246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02-07" calcext:value-type="date">
            <text:p>07/02/22</text:p>
          </table:table-cell>
          <table:table-cell table:formula="of:=RAND()*RANDBETWEEN(-5000;5000)+1" office:value-type="float" office:value="361.937027841753" calcext:value-type="float">
            <text:p>361.94</text:p>
          </table:table-cell>
          <table:table-cell table:formula="of:=RAND()*RANDBETWEEN(-5000;5000)+1" office:value-type="float" office:value="1086.62863611819" calcext:value-type="float">
            <text:p>1086.628636118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02-08" calcext:value-type="date">
            <text:p>08/02/22</text:p>
          </table:table-cell>
          <table:table-cell table:formula="of:=RAND()*RANDBETWEEN(-5000;5000)+1" office:value-type="float" office:value="923.436005325719" calcext:value-type="float">
            <text:p>923.44</text:p>
          </table:table-cell>
          <table:table-cell table:formula="of:=RAND()*RANDBETWEEN(-5000;5000)+1" office:value-type="float" office:value="1591.69904863962" calcext:value-type="float">
            <text:p>1591.699048639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02-09" calcext:value-type="date">
            <text:p>09/02/22</text:p>
          </table:table-cell>
          <table:table-cell table:formula="of:=RAND()*RANDBETWEEN(-5000;5000)+1" office:value-type="float" office:value="3123.19497384725" calcext:value-type="float">
            <text:p>3123.19</text:p>
          </table:table-cell>
          <table:table-cell table:formula="of:=RAND()*RANDBETWEEN(-5000;5000)+1" office:value-type="float" office:value="-3687.67392708667" calcext:value-type="float">
            <text:p>-3687.67392708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02-10" calcext:value-type="date">
            <text:p>10/02/22</text:p>
          </table:table-cell>
          <table:table-cell table:formula="of:=RAND()*RANDBETWEEN(-5000;5000)+1" office:value-type="float" office:value="438.24816800041" calcext:value-type="float">
            <text:p>438.25</text:p>
          </table:table-cell>
          <table:table-cell table:formula="of:=RAND()*RANDBETWEEN(-5000;5000)+1" office:value-type="float" office:value="-17.1744123678039" calcext:value-type="float">
            <text:p>-17.17441236780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02-11" calcext:value-type="date">
            <text:p>11/02/22</text:p>
          </table:table-cell>
          <table:table-cell table:formula="of:=RAND()*RANDBETWEEN(-5000;5000)+1" office:value-type="float" office:value="1056.34441442539" calcext:value-type="float">
            <text:p>1056.34</text:p>
          </table:table-cell>
          <table:table-cell table:formula="of:=RAND()*RANDBETWEEN(-5000;5000)+1" office:value-type="float" office:value="3376.96855978935" calcext:value-type="float">
            <text:p>3376.968559789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02-12" calcext:value-type="date">
            <text:p>12/02/22</text:p>
          </table:table-cell>
          <table:table-cell table:formula="of:=RAND()*RANDBETWEEN(-5000;5000)+1" office:value-type="float" office:value="222.11141827338" calcext:value-type="float">
            <text:p>222.11</text:p>
          </table:table-cell>
          <table:table-cell table:formula="of:=RAND()*RANDBETWEEN(-5000;5000)+1" office:value-type="float" office:value="-1832.0868317315" calcext:value-type="float">
            <text:p>-1832.08683173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02-13" calcext:value-type="date">
            <text:p>13/02/22</text:p>
          </table:table-cell>
          <table:table-cell table:formula="of:=RAND()*RANDBETWEEN(-5000;5000)+1" office:value-type="float" office:value="-125.605603076808" calcext:value-type="float">
            <text:p>-125.61</text:p>
          </table:table-cell>
          <table:table-cell table:formula="of:=RAND()*RANDBETWEEN(-5000;5000)+1" office:value-type="float" office:value="578.643735588708" calcext:value-type="float">
            <text:p>578.6437355887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02-14" calcext:value-type="date">
            <text:p>14/02/22</text:p>
          </table:table-cell>
          <table:table-cell table:formula="of:=RAND()*RANDBETWEEN(-5000;5000)+1" office:value-type="float" office:value="-394.873037867871" calcext:value-type="float">
            <text:p>-394.87</text:p>
          </table:table-cell>
          <table:table-cell table:formula="of:=RAND()*RANDBETWEEN(-5000;5000)+1" office:value-type="float" office:value="304.285466230532" calcext:value-type="float">
            <text:p>304.2854662305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02-15" calcext:value-type="date">
            <text:p>15/02/22</text:p>
          </table:table-cell>
          <table:table-cell table:formula="of:=RAND()*RANDBETWEEN(-5000;5000)+1" office:value-type="float" office:value="15.4994643627214" calcext:value-type="float">
            <text:p>15.50</text:p>
          </table:table-cell>
          <table:table-cell table:formula="of:=RAND()*RANDBETWEEN(-5000;5000)+1" office:value-type="float" office:value="-689.147354917147" calcext:value-type="float">
            <text:p>-689.1473549171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2-02-16" calcext:value-type="date">
            <text:p>16/02/22</text:p>
          </table:table-cell>
          <table:table-cell table:formula="of:=RAND()*RANDBETWEEN(-5000;5000)+1" office:value-type="float" office:value="-1301.38494085677" calcext:value-type="float">
            <text:p>-1301.38</text:p>
          </table:table-cell>
          <table:table-cell table:formula="of:=RAND()*RANDBETWEEN(-5000;5000)+1" office:value-type="float" office:value="-181.801299769837" calcext:value-type="float">
            <text:p>-181.8012997698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2-02-17" calcext:value-type="date">
            <text:p>17/02/22</text:p>
          </table:table-cell>
          <table:table-cell table:formula="of:=RAND()*RANDBETWEEN(-5000;5000)+1" office:value-type="float" office:value="-2018.40076581202" calcext:value-type="float">
            <text:p>-2018.40</text:p>
          </table:table-cell>
          <table:table-cell table:formula="of:=RAND()*RANDBETWEEN(-5000;5000)+1" office:value-type="float" office:value="6.34186718740894" calcext:value-type="float">
            <text:p>6.341867187408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2-02-18" calcext:value-type="date">
            <text:p>18/02/22</text:p>
          </table:table-cell>
          <table:table-cell table:formula="of:=RAND()*RANDBETWEEN(-5000;5000)+1" office:value-type="float" office:value="-87.1190341618992" calcext:value-type="float">
            <text:p>-87.12</text:p>
          </table:table-cell>
          <table:table-cell table:formula="of:=RAND()*RANDBETWEEN(-5000;5000)+1" office:value-type="float" office:value="-577.40228410974" calcext:value-type="float">
            <text:p>-577.402284109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2-02-19" calcext:value-type="date">
            <text:p>19/02/22</text:p>
          </table:table-cell>
          <table:table-cell table:formula="of:=RAND()*RANDBETWEEN(-5000;5000)+1" office:value-type="float" office:value="2123.84469150515" calcext:value-type="float">
            <text:p>2123.84</text:p>
          </table:table-cell>
          <table:table-cell table:formula="of:=RAND()*RANDBETWEEN(-5000;5000)+1" office:value-type="float" office:value="1369.65087206733" calcext:value-type="float">
            <text:p>1369.650872067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2-02-20" calcext:value-type="date">
            <text:p>20/02/22</text:p>
          </table:table-cell>
          <table:table-cell table:formula="of:=RAND()*RANDBETWEEN(-5000;5000)+1" office:value-type="float" office:value="-801.817117099941" calcext:value-type="float">
            <text:p>-801.82</text:p>
          </table:table-cell>
          <table:table-cell table:formula="of:=RAND()*RANDBETWEEN(-5000;5000)+1" office:value-type="float" office:value="1229.36459755312" calcext:value-type="float">
            <text:p>1229.364597553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2-02-21" calcext:value-type="date">
            <text:p>21/02/22</text:p>
          </table:table-cell>
          <table:table-cell table:formula="of:=RAND()*RANDBETWEEN(-5000;5000)+1" office:value-type="float" office:value="19.7377388309084" calcext:value-type="float">
            <text:p>19.74</text:p>
          </table:table-cell>
          <table:table-cell table:formula="of:=RAND()*RANDBETWEEN(-5000;5000)+1" office:value-type="float" office:value="110.19963301855" calcext:value-type="float">
            <text:p>110.199633018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2-02-22" calcext:value-type="date">
            <text:p>22/02/22</text:p>
          </table:table-cell>
          <table:table-cell table:formula="of:=RAND()*RANDBETWEEN(-5000;5000)+1" office:value-type="float" office:value="-1642.84010670589" calcext:value-type="float">
            <text:p>-1642.84</text:p>
          </table:table-cell>
          <table:table-cell table:formula="of:=RAND()*RANDBETWEEN(-5000;5000)+1" office:value-type="float" office:value="-2726.77061544138" calcext:value-type="float">
            <text:p>-2726.770615441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2-02-23" calcext:value-type="date">
            <text:p>23/02/22</text:p>
          </table:table-cell>
          <table:table-cell table:formula="of:=RAND()*RANDBETWEEN(-5000;5000)+1" office:value-type="float" office:value="3285.69488229282" calcext:value-type="float">
            <text:p>3285.69</text:p>
          </table:table-cell>
          <table:table-cell table:formula="of:=RAND()*RANDBETWEEN(-5000;5000)+1" office:value-type="float" office:value="3946.08002545836" calcext:value-type="float">
            <text:p>3946.080025458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2-02-24" calcext:value-type="date">
            <text:p>24/02/22</text:p>
          </table:table-cell>
          <table:table-cell table:formula="of:=RAND()*RANDBETWEEN(-5000;5000)+1" office:value-type="float" office:value="4279.06148782678" calcext:value-type="float">
            <text:p>4279.06</text:p>
          </table:table-cell>
          <table:table-cell table:formula="of:=RAND()*RANDBETWEEN(-5000;5000)+1" office:value-type="float" office:value="553.690269890962" calcext:value-type="float">
            <text:p>553.6902698909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2-02-25" calcext:value-type="date">
            <text:p>25/02/22</text:p>
          </table:table-cell>
          <table:table-cell table:formula="of:=RAND()*RANDBETWEEN(-5000;5000)+1" office:value-type="float" office:value="485.277241793537" calcext:value-type="float">
            <text:p>485.28</text:p>
          </table:table-cell>
          <table:table-cell table:formula="of:=RAND()*RANDBETWEEN(-5000;5000)+1" office:value-type="float" office:value="-3786.75775453801" calcext:value-type="float">
            <text:p>-3786.757754538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2-02-26" calcext:value-type="date">
            <text:p>26/02/22</text:p>
          </table:table-cell>
          <table:table-cell table:formula="of:=RAND()*RANDBETWEEN(-5000;5000)+1" office:value-type="float" office:value="96.4799775717316" calcext:value-type="float">
            <text:p>96.48</text:p>
          </table:table-cell>
          <table:table-cell table:formula="of:=RAND()*RANDBETWEEN(-5000;5000)+1" office:value-type="float" office:value="3296.34630540919" calcext:value-type="float">
            <text:p>3296.346305409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2-02-27" calcext:value-type="date">
            <text:p>27/02/22</text:p>
          </table:table-cell>
          <table:table-cell table:formula="of:=RAND()*RANDBETWEEN(-5000;5000)+1" office:value-type="float" office:value="275.230031240301" calcext:value-type="float">
            <text:p>275.23</text:p>
          </table:table-cell>
          <table:table-cell table:formula="of:=RAND()*RANDBETWEEN(-5000;5000)+1" office:value-type="float" office:value="1333.90262554345" calcext:value-type="float">
            <text:p>1333.902625543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2-02-28" calcext:value-type="date">
            <text:p>28/02/22</text:p>
          </table:table-cell>
          <table:table-cell table:formula="of:=RAND()*RANDBETWEEN(-5000;5000)+1" office:value-type="float" office:value="-386.435446300925" calcext:value-type="float">
            <text:p>-386.44</text:p>
          </table:table-cell>
          <table:table-cell table:formula="of:=RAND()*RANDBETWEEN(-5000;5000)+1" office:value-type="float" office:value="669.843888688448" calcext:value-type="float">
            <text:p>669.8438886884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2-03-01" calcext:value-type="date">
            <text:p>01/03/22</text:p>
          </table:table-cell>
          <table:table-cell table:formula="of:=RAND()*RANDBETWEEN(-5000;5000)+1" office:value-type="float" office:value="2354.58218792941" calcext:value-type="float">
            <text:p>2354.58</text:p>
          </table:table-cell>
          <table:table-cell table:formula="of:=RAND()*RANDBETWEEN(-5000;5000)+1" office:value-type="float" office:value="-962.750856951752" calcext:value-type="float">
            <text:p>-962.7508569517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2-03-02" calcext:value-type="date">
            <text:p>02/03/22</text:p>
          </table:table-cell>
          <table:table-cell table:formula="of:=RAND()*RANDBETWEEN(-5000;5000)+1" office:value-type="float" office:value="153.513243801743" calcext:value-type="float">
            <text:p>153.51</text:p>
          </table:table-cell>
          <table:table-cell table:formula="of:=RAND()*RANDBETWEEN(-5000;5000)+1" office:value-type="float" office:value="360.42624234719" calcext:value-type="float">
            <text:p>360.426242347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2-03-03" calcext:value-type="date">
            <text:p>03/03/22</text:p>
          </table:table-cell>
          <table:table-cell table:formula="of:=RAND()*RANDBETWEEN(-5000;5000)+1" office:value-type="float" office:value="-4497.56554126763" calcext:value-type="float">
            <text:p>-4497.57</text:p>
          </table:table-cell>
          <table:table-cell table:formula="of:=RAND()*RANDBETWEEN(-5000;5000)+1" office:value-type="float" office:value="-2659.45839969393" calcext:value-type="float">
            <text:p>-2659.458399693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2-03-04" calcext:value-type="date">
            <text:p>04/03/22</text:p>
          </table:table-cell>
          <table:table-cell table:formula="of:=RAND()*RANDBETWEEN(-5000;5000)+1" office:value-type="float" office:value="-624.408507734462" calcext:value-type="float">
            <text:p>-624.41</text:p>
          </table:table-cell>
          <table:table-cell table:formula="of:=RAND()*RANDBETWEEN(-5000;5000)+1" office:value-type="float" office:value="-1832.74941379726" calcext:value-type="float">
            <text:p>-1832.749413797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2-03-05" calcext:value-type="date">
            <text:p>05/03/22</text:p>
          </table:table-cell>
          <table:table-cell table:formula="of:=RAND()*RANDBETWEEN(-5000;5000)+1" office:value-type="float" office:value="1678.80446225143" calcext:value-type="float">
            <text:p>1678.80</text:p>
          </table:table-cell>
          <table:table-cell table:formula="of:=RAND()*RANDBETWEEN(-5000;5000)+1" office:value-type="float" office:value="44.9324970530825" calcext:value-type="float">
            <text:p>44.93249705308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2-03-06" calcext:value-type="date">
            <text:p>06/03/22</text:p>
          </table:table-cell>
          <table:table-cell table:formula="of:=RAND()*RANDBETWEEN(-5000;5000)+1" office:value-type="float" office:value="2076.02555002812" calcext:value-type="float">
            <text:p>2076.03</text:p>
          </table:table-cell>
          <table:table-cell table:formula="of:=RAND()*RANDBETWEEN(-5000;5000)+1" office:value-type="float" office:value="-1795.52963295415" calcext:value-type="float">
            <text:p>-1795.529632954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2-03-07" calcext:value-type="date">
            <text:p>07/03/22</text:p>
          </table:table-cell>
          <table:table-cell table:formula="of:=RAND()*RANDBETWEEN(-5000;5000)+1" office:value-type="float" office:value="1239.34800998825" calcext:value-type="float">
            <text:p>1239.35</text:p>
          </table:table-cell>
          <table:table-cell table:formula="of:=RAND()*RANDBETWEEN(-5000;5000)+1" office:value-type="float" office:value="-9.08406597088722" calcext:value-type="float">
            <text:p>-9.084065970887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2-03-08" calcext:value-type="date">
            <text:p>08/03/22</text:p>
          </table:table-cell>
          <table:table-cell table:formula="of:=RAND()*RANDBETWEEN(-5000;5000)+1" office:value-type="float" office:value="300.156922071753" calcext:value-type="float">
            <text:p>300.16</text:p>
          </table:table-cell>
          <table:table-cell table:formula="of:=RAND()*RANDBETWEEN(-5000;5000)+1" office:value-type="float" office:value="-416.77908942916" calcext:value-type="float">
            <text:p>-416.779089429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2-03-09" calcext:value-type="date">
            <text:p>09/03/22</text:p>
          </table:table-cell>
          <table:table-cell table:formula="of:=RAND()*RANDBETWEEN(-5000;5000)+1" office:value-type="float" office:value="1874.21051313587" calcext:value-type="float">
            <text:p>1874.21</text:p>
          </table:table-cell>
          <table:table-cell table:formula="of:=RAND()*RANDBETWEEN(-5000;5000)+1" office:value-type="float" office:value="601.664566695102" calcext:value-type="float">
            <text:p>601.6645666951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2-03-10" calcext:value-type="date">
            <text:p>10/03/22</text:p>
          </table:table-cell>
          <table:table-cell table:formula="of:=RAND()*RANDBETWEEN(-5000;5000)+1" office:value-type="float" office:value="1631.51489406476" calcext:value-type="float">
            <text:p>1631.51</text:p>
          </table:table-cell>
          <table:table-cell table:formula="of:=RAND()*RANDBETWEEN(-5000;5000)+1" office:value-type="float" office:value="3309.33339517226" calcext:value-type="float">
            <text:p>3309.333395172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2-03-11" calcext:value-type="date">
            <text:p>11/03/22</text:p>
          </table:table-cell>
          <table:table-cell table:formula="of:=RAND()*RANDBETWEEN(-5000;5000)+1" office:value-type="float" office:value="-398.266162349594" calcext:value-type="float">
            <text:p>-398.27</text:p>
          </table:table-cell>
          <table:table-cell table:formula="of:=RAND()*RANDBETWEEN(-5000;5000)+1" office:value-type="float" office:value="-3425.13651147625" calcext:value-type="float">
            <text:p>-3425.136511476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2-03-12" calcext:value-type="date">
            <text:p>12/03/22</text:p>
          </table:table-cell>
          <table:table-cell table:formula="of:=RAND()*RANDBETWEEN(-5000;5000)+1" office:value-type="float" office:value="947.462259926003" calcext:value-type="float">
            <text:p>947.46</text:p>
          </table:table-cell>
          <table:table-cell table:formula="of:=RAND()*RANDBETWEEN(-5000;5000)+1" office:value-type="float" office:value="2448.9849499947" calcext:value-type="float">
            <text:p>2448.98494999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2-03-13" calcext:value-type="date">
            <text:p>13/03/22</text:p>
          </table:table-cell>
          <table:table-cell table:formula="of:=RAND()*RANDBETWEEN(-5000;5000)+1" office:value-type="float" office:value="3379.90081767083" calcext:value-type="float">
            <text:p>3379.90</text:p>
          </table:table-cell>
          <table:table-cell table:formula="of:=RAND()*RANDBETWEEN(-5000;5000)+1" office:value-type="float" office:value="1206.34110219302" calcext:value-type="float">
            <text:p>1206.341102193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2-03-14" calcext:value-type="date">
            <text:p>14/03/22</text:p>
          </table:table-cell>
          <table:table-cell table:formula="of:=RAND()*RANDBETWEEN(-5000;5000)+1" office:value-type="float" office:value="37.4021431044926" calcext:value-type="float">
            <text:p>37.40</text:p>
          </table:table-cell>
          <table:table-cell table:formula="of:=RAND()*RANDBETWEEN(-5000;5000)+1" office:value-type="float" office:value="-784.923004399858" calcext:value-type="float">
            <text:p>-784.9230043998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2-03-15" calcext:value-type="date">
            <text:p>15/03/22</text:p>
          </table:table-cell>
          <table:table-cell table:formula="of:=RAND()*RANDBETWEEN(-5000;5000)+1" office:value-type="float" office:value="328.507087482834" calcext:value-type="float">
            <text:p>328.51</text:p>
          </table:table-cell>
          <table:table-cell table:formula="of:=RAND()*RANDBETWEEN(-5000;5000)+1" office:value-type="float" office:value="-98.276333008602" calcext:value-type="float">
            <text:p>-98.2763330086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2-03-16" calcext:value-type="date">
            <text:p>16/03/22</text:p>
          </table:table-cell>
          <table:table-cell table:formula="of:=RAND()*RANDBETWEEN(-5000;5000)+1" office:value-type="float" office:value="3746.86193414858" calcext:value-type="float">
            <text:p>3746.86</text:p>
          </table:table-cell>
          <table:table-cell table:formula="of:=RAND()*RANDBETWEEN(-5000;5000)+1" office:value-type="float" office:value="254.683165755665" calcext:value-type="float">
            <text:p>254.68316575566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2-03-17" calcext:value-type="date">
            <text:p>17/03/22</text:p>
          </table:table-cell>
          <table:table-cell table:formula="of:=RAND()*RANDBETWEEN(-5000;5000)+1" office:value-type="float" office:value="897.539068228841" calcext:value-type="float">
            <text:p>897.54</text:p>
          </table:table-cell>
          <table:table-cell table:formula="of:=RAND()*RANDBETWEEN(-5000;5000)+1" office:value-type="float" office:value="184.448767354973" calcext:value-type="float">
            <text:p>184.4487673549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2-03-18" calcext:value-type="date">
            <text:p>18/03/22</text:p>
          </table:table-cell>
          <table:table-cell table:formula="of:=RAND()*RANDBETWEEN(-5000;5000)+1" office:value-type="float" office:value="-297.083023496448" calcext:value-type="float">
            <text:p>-297.08</text:p>
          </table:table-cell>
          <table:table-cell table:formula="of:=RAND()*RANDBETWEEN(-5000;5000)+1" office:value-type="float" office:value="67.9398103298101" calcext:value-type="float">
            <text:p>67.939810329810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2-03-19" calcext:value-type="date">
            <text:p>19/03/22</text:p>
          </table:table-cell>
          <table:table-cell table:formula="of:=RAND()*RANDBETWEEN(-5000;5000)+1" office:value-type="float" office:value="146.855181841829" calcext:value-type="float">
            <text:p>146.86</text:p>
          </table:table-cell>
          <table:table-cell table:formula="of:=RAND()*RANDBETWEEN(-5000;5000)+1" office:value-type="float" office:value="1412.45849908661" calcext:value-type="float">
            <text:p>1412.458499086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2-03-20" calcext:value-type="date">
            <text:p>20/03/22</text:p>
          </table:table-cell>
          <table:table-cell table:formula="of:=RAND()*RANDBETWEEN(-5000;5000)+1" office:value-type="float" office:value="-377.680562885771" calcext:value-type="float">
            <text:p>-377.68</text:p>
          </table:table-cell>
          <table:table-cell table:formula="of:=RAND()*RANDBETWEEN(-5000;5000)+1" office:value-type="float" office:value="-2354.60425427879" calcext:value-type="float">
            <text:p>-2354.60425427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2-03-21" calcext:value-type="date">
            <text:p>21/03/22</text:p>
          </table:table-cell>
          <table:table-cell table:formula="of:=RAND()*RANDBETWEEN(-5000;5000)+1" office:value-type="float" office:value="-521.895626517538" calcext:value-type="float">
            <text:p>-521.90</text:p>
          </table:table-cell>
          <table:table-cell table:formula="of:=RAND()*RANDBETWEEN(-5000;5000)+1" office:value-type="float" office:value="-152.415219122432" calcext:value-type="float">
            <text:p>-152.4152191224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2-03-22" calcext:value-type="date">
            <text:p>22/03/22</text:p>
          </table:table-cell>
          <table:table-cell table:formula="of:=RAND()*RANDBETWEEN(-5000;5000)+1" office:value-type="float" office:value="-1376.35148924974" calcext:value-type="float">
            <text:p>-1376.35</text:p>
          </table:table-cell>
          <table:table-cell table:formula="of:=RAND()*RANDBETWEEN(-5000;5000)+1" office:value-type="float" office:value="2580.62380459509" calcext:value-type="float">
            <text:p>2580.623804595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2-03-23" calcext:value-type="date">
            <text:p>23/03/22</text:p>
          </table:table-cell>
          <table:table-cell table:formula="of:=RAND()*RANDBETWEEN(-5000;5000)+1" office:value-type="float" office:value="1484.19782461142" calcext:value-type="float">
            <text:p>1484.20</text:p>
          </table:table-cell>
          <table:table-cell table:formula="of:=RAND()*RANDBETWEEN(-5000;5000)+1" office:value-type="float" office:value="50.7793834329643" calcext:value-type="float">
            <text:p>50.77938343296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2-03-24" calcext:value-type="date">
            <text:p>24/03/22</text:p>
          </table:table-cell>
          <table:table-cell table:formula="of:=RAND()*RANDBETWEEN(-5000;5000)+1" office:value-type="float" office:value="-1191.12942672188" calcext:value-type="float">
            <text:p>-1191.13</text:p>
          </table:table-cell>
          <table:table-cell table:formula="of:=RAND()*RANDBETWEEN(-5000;5000)+1" office:value-type="float" office:value="3372.17276210094" calcext:value-type="float">
            <text:p>3372.172762100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2-03-25" calcext:value-type="date">
            <text:p>25/03/22</text:p>
          </table:table-cell>
          <table:table-cell table:formula="of:=RAND()*RANDBETWEEN(-5000;5000)+1" office:value-type="float" office:value="-681.850853975939" calcext:value-type="float">
            <text:p>-681.85</text:p>
          </table:table-cell>
          <table:table-cell table:formula="of:=RAND()*RANDBETWEEN(-5000;5000)+1" office:value-type="float" office:value="-884.659925656719" calcext:value-type="float">
            <text:p>-884.6599256567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2-03-26" calcext:value-type="date">
            <text:p>26/03/22</text:p>
          </table:table-cell>
          <table:table-cell table:formula="of:=RAND()*RANDBETWEEN(-5000;5000)+1" office:value-type="float" office:value="718.01036842524" calcext:value-type="float">
            <text:p>718.01</text:p>
          </table:table-cell>
          <table:table-cell table:formula="of:=RAND()*RANDBETWEEN(-5000;5000)+1" office:value-type="float" office:value="-37.4537286915278" calcext:value-type="float">
            <text:p>-37.45372869152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2-03-27" calcext:value-type="date">
            <text:p>27/03/22</text:p>
          </table:table-cell>
          <table:table-cell table:formula="of:=RAND()*RANDBETWEEN(-5000;5000)+1" office:value-type="float" office:value="-1205.80142310438" calcext:value-type="float">
            <text:p>-1205.80</text:p>
          </table:table-cell>
          <table:table-cell table:formula="of:=RAND()*RANDBETWEEN(-5000;5000)+1" office:value-type="float" office:value="-314.975772824735" calcext:value-type="float">
            <text:p>-314.9757728247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2-03-28" calcext:value-type="date">
            <text:p>28/03/22</text:p>
          </table:table-cell>
          <table:table-cell table:formula="of:=RAND()*RANDBETWEEN(-5000;5000)+1" office:value-type="float" office:value="668.321958917907" calcext:value-type="float">
            <text:p>668.32</text:p>
          </table:table-cell>
          <table:table-cell table:formula="of:=RAND()*RANDBETWEEN(-5000;5000)+1" office:value-type="float" office:value="121.800415473045" calcext:value-type="float">
            <text:p>121.8004154730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2-03-29" calcext:value-type="date">
            <text:p>29/03/22</text:p>
          </table:table-cell>
          <table:table-cell table:formula="of:=RAND()*RANDBETWEEN(-5000;5000)+1" office:value-type="float" office:value="71.066089819005" calcext:value-type="float">
            <text:p>71.07</text:p>
          </table:table-cell>
          <table:table-cell table:formula="of:=RAND()*RANDBETWEEN(-5000;5000)+1" office:value-type="float" office:value="1224.7261566724" calcext:value-type="float">
            <text:p>1224.72615667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2-03-30" calcext:value-type="date">
            <text:p>30/03/22</text:p>
          </table:table-cell>
          <table:table-cell table:formula="of:=RAND()*RANDBETWEEN(-5000;5000)+1" office:value-type="float" office:value="-2844.49089658917" calcext:value-type="float">
            <text:p>-2844.49</text:p>
          </table:table-cell>
          <table:table-cell table:formula="of:=RAND()*RANDBETWEEN(-5000;5000)+1" office:value-type="float" office:value="-1458.76514872392" calcext:value-type="float">
            <text:p>-1458.765148723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2-03-31" calcext:value-type="date">
            <text:p>31/03/22</text:p>
          </table:table-cell>
          <table:table-cell table:formula="of:=RAND()*RANDBETWEEN(-5000;5000)+1" office:value-type="float" office:value="546.062597684649" calcext:value-type="float">
            <text:p>546.06</text:p>
          </table:table-cell>
          <table:table-cell table:formula="of:=RAND()*RANDBETWEEN(-5000;5000)+1" office:value-type="float" office:value="31.1605459018611" calcext:value-type="float">
            <text:p>31.16054590186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2-04-01" calcext:value-type="date">
            <text:p>01/04/22</text:p>
          </table:table-cell>
          <table:table-cell table:formula="of:=RAND()*RANDBETWEEN(-5000;5000)+1" office:value-type="float" office:value="-2470.99828217426" calcext:value-type="float">
            <text:p>-2471.00</text:p>
          </table:table-cell>
          <table:table-cell table:formula="of:=RAND()*RANDBETWEEN(-5000;5000)+1" office:value-type="float" office:value="1646.86675676417" calcext:value-type="float">
            <text:p>1646.866756764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2-04-02" calcext:value-type="date">
            <text:p>02/04/22</text:p>
          </table:table-cell>
          <table:table-cell table:formula="of:=RAND()*RANDBETWEEN(-5000;5000)+1" office:value-type="float" office:value="4178.70675285705" calcext:value-type="float">
            <text:p>4178.71</text:p>
          </table:table-cell>
          <table:table-cell table:formula="of:=RAND()*RANDBETWEEN(-5000;5000)+1" office:value-type="float" office:value="-2305.88610430003" calcext:value-type="float">
            <text:p>-2305.886104300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2-04-03" calcext:value-type="date">
            <text:p>03/04/22</text:p>
          </table:table-cell>
          <table:table-cell table:formula="of:=RAND()*RANDBETWEEN(-5000;5000)+1" office:value-type="float" office:value="-1914.64581237936" calcext:value-type="float">
            <text:p>-1914.65</text:p>
          </table:table-cell>
          <table:table-cell table:formula="of:=RAND()*RANDBETWEEN(-5000;5000)+1" office:value-type="float" office:value="271.281963303208" calcext:value-type="float">
            <text:p>271.2819633032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2-04-04" calcext:value-type="date">
            <text:p>04/04/22</text:p>
          </table:table-cell>
          <table:table-cell table:formula="of:=RAND()*RANDBETWEEN(-5000;5000)+1" office:value-type="float" office:value="3236.97517715439" calcext:value-type="float">
            <text:p>3236.98</text:p>
          </table:table-cell>
          <table:table-cell table:formula="of:=RAND()*RANDBETWEEN(-5000;5000)+1" office:value-type="float" office:value="2253.70988348372" calcext:value-type="float">
            <text:p>2253.709883483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2-04-05" calcext:value-type="date">
            <text:p>05/04/22</text:p>
          </table:table-cell>
          <table:table-cell table:formula="of:=RAND()*RANDBETWEEN(-5000;5000)+1" office:value-type="float" office:value="-209.155437721182" calcext:value-type="float">
            <text:p>-209.16</text:p>
          </table:table-cell>
          <table:table-cell table:formula="of:=RAND()*RANDBETWEEN(-5000;5000)+1" office:value-type="float" office:value="-278.448202991498" calcext:value-type="float">
            <text:p>-278.4482029914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2-04-06" calcext:value-type="date">
            <text:p>06/04/22</text:p>
          </table:table-cell>
          <table:table-cell table:formula="of:=RAND()*RANDBETWEEN(-5000;5000)+1" office:value-type="float" office:value="2696.59782205489" calcext:value-type="float">
            <text:p>2696.60</text:p>
          </table:table-cell>
          <table:table-cell table:formula="of:=RAND()*RANDBETWEEN(-5000;5000)+1" office:value-type="float" office:value="3.73553786669836" calcext:value-type="float">
            <text:p>3.735537866698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2-04-07" calcext:value-type="date">
            <text:p>07/04/22</text:p>
          </table:table-cell>
          <table:table-cell table:formula="of:=RAND()*RANDBETWEEN(-5000;5000)+1" office:value-type="float" office:value="-19.7252414784714" calcext:value-type="float">
            <text:p>-19.73</text:p>
          </table:table-cell>
          <table:table-cell table:formula="of:=RAND()*RANDBETWEEN(-5000;5000)+1" office:value-type="float" office:value="894.869721632291" calcext:value-type="float">
            <text:p>894.8697216322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2-04-08" calcext:value-type="date">
            <text:p>08/04/22</text:p>
          </table:table-cell>
          <table:table-cell table:formula="of:=RAND()*RANDBETWEEN(-5000;5000)+1" office:value-type="float" office:value="-2091.24709288654" calcext:value-type="float">
            <text:p>-2091.25</text:p>
          </table:table-cell>
          <table:table-cell table:formula="of:=RAND()*RANDBETWEEN(-5000;5000)+1" office:value-type="float" office:value="50.8851781268333" calcext:value-type="float">
            <text:p>50.88517812683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2-04-09" calcext:value-type="date">
            <text:p>09/04/22</text:p>
          </table:table-cell>
          <table:table-cell table:formula="of:=RAND()*RANDBETWEEN(-5000;5000)+1" office:value-type="float" office:value="-2713.43969818798" calcext:value-type="float">
            <text:p>-2713.44</text:p>
          </table:table-cell>
          <table:table-cell table:formula="of:=RAND()*RANDBETWEEN(-5000;5000)+1" office:value-type="float" office:value="-2719.13243814888" calcext:value-type="float">
            <text:p>-2719.132438148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2-04-10" calcext:value-type="date">
            <text:p>10/04/22</text:p>
          </table:table-cell>
          <table:table-cell table:formula="of:=RAND()*RANDBETWEEN(-5000;5000)+1" office:value-type="float" office:value="1314.1816897294" calcext:value-type="float">
            <text:p>1314.18</text:p>
          </table:table-cell>
          <table:table-cell table:formula="of:=RAND()*RANDBETWEEN(-5000;5000)+1" office:value-type="float" office:value="-1285.97074871267" calcext:value-type="float">
            <text:p>-1285.970748712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2-04-11" calcext:value-type="date">
            <text:p>11/04/22</text:p>
          </table:table-cell>
          <table:table-cell table:formula="of:=RAND()*RANDBETWEEN(-5000;5000)+1" office:value-type="float" office:value="999.865548400746" calcext:value-type="float">
            <text:p>999.87</text:p>
          </table:table-cell>
          <table:table-cell table:formula="of:=RAND()*RANDBETWEEN(-5000;5000)+1" office:value-type="float" office:value="3178.74387926549" calcext:value-type="float">
            <text:p>3178.743879265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2-04-12" calcext:value-type="date">
            <text:p>12/04/22</text:p>
          </table:table-cell>
          <table:table-cell table:formula="of:=RAND()*RANDBETWEEN(-5000;5000)+1" office:value-type="float" office:value="180.065260745658" calcext:value-type="float">
            <text:p>180.07</text:p>
          </table:table-cell>
          <table:table-cell table:formula="of:=RAND()*RANDBETWEEN(-5000;5000)+1" office:value-type="float" office:value="-296.948376382669" calcext:value-type="float">
            <text:p>-296.9483763826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2-04-13" calcext:value-type="date">
            <text:p>13/04/22</text:p>
          </table:table-cell>
          <table:table-cell table:formula="of:=RAND()*RANDBETWEEN(-5000;5000)+1" office:value-type="float" office:value="-1653.43525289865" calcext:value-type="float">
            <text:p>-1653.44</text:p>
          </table:table-cell>
          <table:table-cell table:formula="of:=RAND()*RANDBETWEEN(-5000;5000)+1" office:value-type="float" office:value="1254.47196813697" calcext:value-type="float">
            <text:p>1254.471968136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2-04-14" calcext:value-type="date">
            <text:p>14/04/22</text:p>
          </table:table-cell>
          <table:table-cell table:formula="of:=RAND()*RANDBETWEEN(-5000;5000)+1" office:value-type="float" office:value="557.18601912864" calcext:value-type="float">
            <text:p>557.19</text:p>
          </table:table-cell>
          <table:table-cell table:formula="of:=RAND()*RANDBETWEEN(-5000;5000)+1" office:value-type="float" office:value="675.279492627698" calcext:value-type="float">
            <text:p>675.2794926276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2-04-15" calcext:value-type="date">
            <text:p>15/04/22</text:p>
          </table:table-cell>
          <table:table-cell table:formula="of:=RAND()*RANDBETWEEN(-5000;5000)+1" office:value-type="float" office:value="1962.09435563233" calcext:value-type="float">
            <text:p>1962.09</text:p>
          </table:table-cell>
          <table:table-cell table:formula="of:=RAND()*RANDBETWEEN(-5000;5000)+1" office:value-type="float" office:value="1468.80052079836" calcext:value-type="float">
            <text:p>1468.800520798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2-04-16" calcext:value-type="date">
            <text:p>16/04/22</text:p>
          </table:table-cell>
          <table:table-cell table:formula="of:=RAND()*RANDBETWEEN(-5000;5000)+1" office:value-type="float" office:value="293.253560035329" calcext:value-type="float">
            <text:p>293.25</text:p>
          </table:table-cell>
          <table:table-cell table:formula="of:=RAND()*RANDBETWEEN(-5000;5000)+1" office:value-type="float" office:value="-11.5770673240775" calcext:value-type="float">
            <text:p>-11.57706732407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2-04-17" calcext:value-type="date">
            <text:p>17/04/22</text:p>
          </table:table-cell>
          <table:table-cell table:formula="of:=RAND()*RANDBETWEEN(-5000;5000)+1" office:value-type="float" office:value="-197.707555357277" calcext:value-type="float">
            <text:p>-197.71</text:p>
          </table:table-cell>
          <table:table-cell table:formula="of:=RAND()*RANDBETWEEN(-5000;5000)+1" office:value-type="float" office:value="-350.437485228283" calcext:value-type="float">
            <text:p>-350.4374852282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2-04-18" calcext:value-type="date">
            <text:p>18/04/22</text:p>
          </table:table-cell>
          <table:table-cell table:formula="of:=RAND()*RANDBETWEEN(-5000;5000)+1" office:value-type="float" office:value="-563.66697013987" calcext:value-type="float">
            <text:p>-563.67</text:p>
          </table:table-cell>
          <table:table-cell table:formula="of:=RAND()*RANDBETWEEN(-5000;5000)+1" office:value-type="float" office:value="-210.818077726892" calcext:value-type="float">
            <text:p>-210.8180777268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2-04-19" calcext:value-type="date">
            <text:p>19/04/22</text:p>
          </table:table-cell>
          <table:table-cell table:formula="of:=RAND()*RANDBETWEEN(-5000;5000)+1" office:value-type="float" office:value="811.198121160286" calcext:value-type="float">
            <text:p>811.20</text:p>
          </table:table-cell>
          <table:table-cell table:formula="of:=RAND()*RANDBETWEEN(-5000;5000)+1" office:value-type="float" office:value="-747.29923142765" calcext:value-type="float">
            <text:p>-747.299231427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2-04-20" calcext:value-type="date">
            <text:p>20/04/22</text:p>
          </table:table-cell>
          <table:table-cell table:formula="of:=RAND()*RANDBETWEEN(-5000;5000)+1" office:value-type="float" office:value="-2708.50143082965" calcext:value-type="float">
            <text:p>-2708.50</text:p>
          </table:table-cell>
          <table:table-cell table:formula="of:=RAND()*RANDBETWEEN(-5000;5000)+1" office:value-type="float" office:value="-1443.86581083484" calcext:value-type="float">
            <text:p>-1443.865810834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2-04-21" calcext:value-type="date">
            <text:p>21/04/22</text:p>
          </table:table-cell>
          <table:table-cell table:formula="of:=RAND()*RANDBETWEEN(-5000;5000)+1" office:value-type="float" office:value="368.928721181351" calcext:value-type="float">
            <text:p>368.93</text:p>
          </table:table-cell>
          <table:table-cell table:formula="of:=RAND()*RANDBETWEEN(-5000;5000)+1" office:value-type="float" office:value="1982.64700884269" calcext:value-type="float">
            <text:p>1982.6470088426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2-04-22" calcext:value-type="date">
            <text:p>22/04/22</text:p>
          </table:table-cell>
          <table:table-cell table:formula="of:=RAND()*RANDBETWEEN(-5000;5000)+1" office:value-type="float" office:value="61.1345605189524" calcext:value-type="float">
            <text:p>61.13</text:p>
          </table:table-cell>
          <table:table-cell table:formula="of:=RAND()*RANDBETWEEN(-5000;5000)+1" office:value-type="float" office:value="-2656.70783230151" calcext:value-type="float">
            <text:p>-2656.707832301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2-04-23" calcext:value-type="date">
            <text:p>23/04/22</text:p>
          </table:table-cell>
          <table:table-cell table:formula="of:=RAND()*RANDBETWEEN(-5000;5000)+1" office:value-type="float" office:value="-1018.39215623437" calcext:value-type="float">
            <text:p>-1018.39</text:p>
          </table:table-cell>
          <table:table-cell table:formula="of:=RAND()*RANDBETWEEN(-5000;5000)+1" office:value-type="float" office:value="1252.82440914798" calcext:value-type="float">
            <text:p>1252.824409147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2-04-24" calcext:value-type="date">
            <text:p>24/04/22</text:p>
          </table:table-cell>
          <table:table-cell table:formula="of:=RAND()*RANDBETWEEN(-5000;5000)+1" office:value-type="float" office:value="-43.7873609459223" calcext:value-type="float">
            <text:p>-43.79</text:p>
          </table:table-cell>
          <table:table-cell table:formula="of:=RAND()*RANDBETWEEN(-5000;5000)+1" office:value-type="float" office:value="1278.93691637862" calcext:value-type="float">
            <text:p>1278.9369163786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2-04-25" calcext:value-type="date">
            <text:p>25/04/22</text:p>
          </table:table-cell>
          <table:table-cell table:formula="of:=RAND()*RANDBETWEEN(-5000;5000)+1" office:value-type="float" office:value="334.22711954948" calcext:value-type="float">
            <text:p>334.23</text:p>
          </table:table-cell>
          <table:table-cell table:formula="of:=RAND()*RANDBETWEEN(-5000;5000)+1" office:value-type="float" office:value="-90.6044748604028" calcext:value-type="float">
            <text:p>-90.6044748604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2-04-26" calcext:value-type="date">
            <text:p>26/04/22</text:p>
          </table:table-cell>
          <table:table-cell table:formula="of:=RAND()*RANDBETWEEN(-5000;5000)+1" office:value-type="float" office:value="-1019.21370567191" calcext:value-type="float">
            <text:p>-1019.21</text:p>
          </table:table-cell>
          <table:table-cell table:formula="of:=RAND()*RANDBETWEEN(-5000;5000)+1" office:value-type="float" office:value="-1853.79094210716" calcext:value-type="float">
            <text:p>-1853.790942107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2-04-27" calcext:value-type="date">
            <text:p>27/04/22</text:p>
          </table:table-cell>
          <table:table-cell table:formula="of:=RAND()*RANDBETWEEN(-5000;5000)+1" office:value-type="float" office:value="-1590.3420433144" calcext:value-type="float">
            <text:p>-1590.34</text:p>
          </table:table-cell>
          <table:table-cell table:formula="of:=RAND()*RANDBETWEEN(-5000;5000)+1" office:value-type="float" office:value="13.3123613225384" calcext:value-type="float">
            <text:p>13.31236132253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2-04-28" calcext:value-type="date">
            <text:p>28/04/22</text:p>
          </table:table-cell>
          <table:table-cell table:formula="of:=RAND()*RANDBETWEEN(-5000;5000)+1" office:value-type="float" office:value="-1942.13378824349" calcext:value-type="float">
            <text:p>-1942.13</text:p>
          </table:table-cell>
          <table:table-cell table:formula="of:=RAND()*RANDBETWEEN(-5000;5000)+1" office:value-type="float" office:value="-2318.40884659414" calcext:value-type="float">
            <text:p>-2318.408846594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2-04-29" calcext:value-type="date">
            <text:p>29/04/22</text:p>
          </table:table-cell>
          <table:table-cell table:formula="of:=RAND()*RANDBETWEEN(-5000;5000)+1" office:value-type="float" office:value="833.810151088244" calcext:value-type="float">
            <text:p>833.81</text:p>
          </table:table-cell>
          <table:table-cell table:formula="of:=RAND()*RANDBETWEEN(-5000;5000)+1" office:value-type="float" office:value="-3875.22694014553" calcext:value-type="float">
            <text:p>-3875.226940145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2-04-30" calcext:value-type="date">
            <text:p>30/04/22</text:p>
          </table:table-cell>
          <table:table-cell table:formula="of:=RAND()*RANDBETWEEN(-5000;5000)+1" office:value-type="float" office:value="-2293.63535781759" calcext:value-type="float">
            <text:p>-2293.64</text:p>
          </table:table-cell>
          <table:table-cell table:formula="of:=RAND()*RANDBETWEEN(-5000;5000)+1" office:value-type="float" office:value="717.28687056405" calcext:value-type="float">
            <text:p>717.28687056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2-05-01" calcext:value-type="date">
            <text:p>01/05/22</text:p>
          </table:table-cell>
          <table:table-cell table:formula="of:=RAND()*RANDBETWEEN(-5000;5000)+1" office:value-type="float" office:value="665.891725703321" calcext:value-type="float">
            <text:p>665.89</text:p>
          </table:table-cell>
          <table:table-cell table:formula="of:=RAND()*RANDBETWEEN(-5000;5000)+1" office:value-type="float" office:value="-586.423646155424" calcext:value-type="float">
            <text:p>-586.4236461554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2-05-02" calcext:value-type="date">
            <text:p>02/05/22</text:p>
          </table:table-cell>
          <table:table-cell table:formula="of:=RAND()*RANDBETWEEN(-5000;5000)+1" office:value-type="float" office:value="-40.0071316910793" calcext:value-type="float">
            <text:p>-40.01</text:p>
          </table:table-cell>
          <table:table-cell table:formula="of:=RAND()*RANDBETWEEN(-5000;5000)+1" office:value-type="float" office:value="536.805071432714" calcext:value-type="float">
            <text:p>536.805071432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2-05-03" calcext:value-type="date">
            <text:p>03/05/22</text:p>
          </table:table-cell>
          <table:table-cell table:formula="of:=RAND()*RANDBETWEEN(-5000;5000)+1" office:value-type="float" office:value="3305.81716558459" calcext:value-type="float">
            <text:p>3305.82</text:p>
          </table:table-cell>
          <table:table-cell table:formula="of:=RAND()*RANDBETWEEN(-5000;5000)+1" office:value-type="float" office:value="-972.281837464103" calcext:value-type="float">
            <text:p>-972.28183746410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2-05-04" calcext:value-type="date">
            <text:p>04/05/22</text:p>
          </table:table-cell>
          <table:table-cell table:formula="of:=RAND()*RANDBETWEEN(-5000;5000)+1" office:value-type="float" office:value="2114.31025645547" calcext:value-type="float">
            <text:p>2114.31</text:p>
          </table:table-cell>
          <table:table-cell table:formula="of:=RAND()*RANDBETWEEN(-5000;5000)+1" office:value-type="float" office:value="-19.5987466076272" calcext:value-type="float">
            <text:p>-19.59874660762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2-05-05" calcext:value-type="date">
            <text:p>05/05/22</text:p>
          </table:table-cell>
          <table:table-cell table:formula="of:=RAND()*RANDBETWEEN(-5000;5000)+1" office:value-type="float" office:value="2176.18173343372" calcext:value-type="float">
            <text:p>2176.18</text:p>
          </table:table-cell>
          <table:table-cell table:formula="of:=RAND()*RANDBETWEEN(-5000;5000)+1" office:value-type="float" office:value="-40.012803863781" calcext:value-type="float">
            <text:p>-40.0128038637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2-05-06" calcext:value-type="date">
            <text:p>06/05/22</text:p>
          </table:table-cell>
          <table:table-cell table:formula="of:=RAND()*RANDBETWEEN(-5000;5000)+1" office:value-type="float" office:value="-2364.19429777292" calcext:value-type="float">
            <text:p>-2364.19</text:p>
          </table:table-cell>
          <table:table-cell table:formula="of:=RAND()*RANDBETWEEN(-5000;5000)+1" office:value-type="float" office:value="2296.56539180327" calcext:value-type="float">
            <text:p>2296.565391803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2-05-07" calcext:value-type="date">
            <text:p>07/05/22</text:p>
          </table:table-cell>
          <table:table-cell table:formula="of:=RAND()*RANDBETWEEN(-5000;5000)+1" office:value-type="float" office:value="-591.097977810889" calcext:value-type="float">
            <text:p>-591.10</text:p>
          </table:table-cell>
          <table:table-cell table:formula="of:=RAND()*RANDBETWEEN(-5000;5000)+1" office:value-type="float" office:value="-2060.84197358231" calcext:value-type="float">
            <text:p>-2060.841973582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2-05-08" calcext:value-type="date">
            <text:p>08/05/22</text:p>
          </table:table-cell>
          <table:table-cell table:formula="of:=RAND()*RANDBETWEEN(-5000;5000)+1" office:value-type="float" office:value="-4205.65644542365" calcext:value-type="float">
            <text:p>-4205.66</text:p>
          </table:table-cell>
          <table:table-cell table:formula="of:=RAND()*RANDBETWEEN(-5000;5000)+1" office:value-type="float" office:value="3541.23383329571" calcext:value-type="float">
            <text:p>3541.233833295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2-05-09" calcext:value-type="date">
            <text:p>09/05/22</text:p>
          </table:table-cell>
          <table:table-cell table:formula="of:=RAND()*RANDBETWEEN(-5000;5000)+1" office:value-type="float" office:value="-1555.77652607862" calcext:value-type="float">
            <text:p>-1555.78</text:p>
          </table:table-cell>
          <table:table-cell table:formula="of:=RAND()*RANDBETWEEN(-5000;5000)+1" office:value-type="float" office:value="1112.36504077578" calcext:value-type="float">
            <text:p>1112.365040775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2-05-10" calcext:value-type="date">
            <text:p>10/05/22</text:p>
          </table:table-cell>
          <table:table-cell table:formula="of:=RAND()*RANDBETWEEN(-5000;5000)+1" office:value-type="float" office:value="-2471.37320987331" calcext:value-type="float">
            <text:p>-2471.37</text:p>
          </table:table-cell>
          <table:table-cell table:formula="of:=RAND()*RANDBETWEEN(-5000;5000)+1" office:value-type="float" office:value="-1259.65485309587" calcext:value-type="float">
            <text:p>-1259.6548530958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2-05-11" calcext:value-type="date">
            <text:p>11/05/22</text:p>
          </table:table-cell>
          <table:table-cell table:formula="of:=RAND()*RANDBETWEEN(-5000;5000)+1" office:value-type="float" office:value="-3069.39480633641" calcext:value-type="float">
            <text:p>-3069.39</text:p>
          </table:table-cell>
          <table:table-cell table:formula="of:=RAND()*RANDBETWEEN(-5000;5000)+1" office:value-type="float" office:value="-1895.07577978673" calcext:value-type="float">
            <text:p>-1895.0757797867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2-05-12" calcext:value-type="date">
            <text:p>12/05/22</text:p>
          </table:table-cell>
          <table:table-cell table:formula="of:=RAND()*RANDBETWEEN(-5000;5000)+1" office:value-type="float" office:value="-1177.50808265971" calcext:value-type="float">
            <text:p>-1177.51</text:p>
          </table:table-cell>
          <table:table-cell table:formula="of:=RAND()*RANDBETWEEN(-5000;5000)+1" office:value-type="float" office:value="-398.802274347746" calcext:value-type="float">
            <text:p>-398.8022743477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2-05-13" calcext:value-type="date">
            <text:p>13/05/22</text:p>
          </table:table-cell>
          <table:table-cell table:formula="of:=RAND()*RANDBETWEEN(-5000;5000)+1" office:value-type="float" office:value="2485.75395024468" calcext:value-type="float">
            <text:p>2485.75</text:p>
          </table:table-cell>
          <table:table-cell table:formula="of:=RAND()*RANDBETWEEN(-5000;5000)+1" office:value-type="float" office:value="711.202913189903" calcext:value-type="float">
            <text:p>711.2029131899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2-05-14" calcext:value-type="date">
            <text:p>14/05/22</text:p>
          </table:table-cell>
          <table:table-cell table:formula="of:=RAND()*RANDBETWEEN(-5000;5000)+1" office:value-type="float" office:value="216.563964900282" calcext:value-type="float">
            <text:p>216.56</text:p>
          </table:table-cell>
          <table:table-cell table:formula="of:=RAND()*RANDBETWEEN(-5000;5000)+1" office:value-type="float" office:value="-3709.87324967965" calcext:value-type="float">
            <text:p>-3709.873249679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2-05-15" calcext:value-type="date">
            <text:p>15/05/22</text:p>
          </table:table-cell>
          <table:table-cell table:formula="of:=RAND()*RANDBETWEEN(-5000;5000)+1" office:value-type="float" office:value="2563.67121748211" calcext:value-type="float">
            <text:p>2563.67</text:p>
          </table:table-cell>
          <table:table-cell table:formula="of:=RAND()*RANDBETWEEN(-5000;5000)+1" office:value-type="float" office:value="-3326.13337083634" calcext:value-type="float">
            <text:p>-3326.133370836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2-05-16" calcext:value-type="date">
            <text:p>16/05/22</text:p>
          </table:table-cell>
          <table:table-cell table:formula="of:=RAND()*RANDBETWEEN(-5000;5000)+1" office:value-type="float" office:value="-883.435015710439" calcext:value-type="float">
            <text:p>-883.44</text:p>
          </table:table-cell>
          <table:table-cell table:formula="of:=RAND()*RANDBETWEEN(-5000;5000)+1" office:value-type="float" office:value="-293.290268465164" calcext:value-type="float">
            <text:p>-293.29026846516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2-05-17" calcext:value-type="date">
            <text:p>17/05/22</text:p>
          </table:table-cell>
          <table:table-cell table:formula="of:=RAND()*RANDBETWEEN(-5000;5000)+1" office:value-type="float" office:value="543.235589386705" calcext:value-type="float">
            <text:p>543.24</text:p>
          </table:table-cell>
          <table:table-cell table:formula="of:=RAND()*RANDBETWEEN(-5000;5000)+1" office:value-type="float" office:value="-344.533583674099" calcext:value-type="float">
            <text:p>-344.5335836740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2-05-18" calcext:value-type="date">
            <text:p>18/05/22</text:p>
          </table:table-cell>
          <table:table-cell table:formula="of:=RAND()*RANDBETWEEN(-5000;5000)+1" office:value-type="float" office:value="-966.486857755277" calcext:value-type="float">
            <text:p>-966.49</text:p>
          </table:table-cell>
          <table:table-cell table:formula="of:=RAND()*RANDBETWEEN(-5000;5000)+1" office:value-type="float" office:value="-1862.83729966985" calcext:value-type="float">
            <text:p>-1862.837299669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2-05-19" calcext:value-type="date">
            <text:p>19/05/22</text:p>
          </table:table-cell>
          <table:table-cell table:formula="of:=RAND()*RANDBETWEEN(-5000;5000)+1" office:value-type="float" office:value="723.181386207679" calcext:value-type="float">
            <text:p>723.18</text:p>
          </table:table-cell>
          <table:table-cell table:formula="of:=RAND()*RANDBETWEEN(-5000;5000)+1" office:value-type="float" office:value="830.722927738933" calcext:value-type="float">
            <text:p>830.7229277389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2-05-20" calcext:value-type="date">
            <text:p>20/05/22</text:p>
          </table:table-cell>
          <table:table-cell table:formula="of:=RAND()*RANDBETWEEN(-5000;5000)+1" office:value-type="float" office:value="-1367.91051170028" calcext:value-type="float">
            <text:p>-1367.91</text:p>
          </table:table-cell>
          <table:table-cell table:formula="of:=RAND()*RANDBETWEEN(-5000;5000)+1" office:value-type="float" office:value="492.934415728166" calcext:value-type="float">
            <text:p>492.9344157281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2-05-21" calcext:value-type="date">
            <text:p>21/05/22</text:p>
          </table:table-cell>
          <table:table-cell table:formula="of:=RAND()*RANDBETWEEN(-5000;5000)+1" office:value-type="float" office:value="922.804578774377" calcext:value-type="float">
            <text:p>922.80</text:p>
          </table:table-cell>
          <table:table-cell table:formula="of:=RAND()*RANDBETWEEN(-5000;5000)+1" office:value-type="float" office:value="-127.240257847201" calcext:value-type="float">
            <text:p>-127.2402578472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2-05-22" calcext:value-type="date">
            <text:p>22/05/22</text:p>
          </table:table-cell>
          <table:table-cell table:formula="of:=RAND()*RANDBETWEEN(-5000;5000)+1" office:value-type="float" office:value="-1093.11245662402" calcext:value-type="float">
            <text:p>-1093.11</text:p>
          </table:table-cell>
          <table:table-cell table:formula="of:=RAND()*RANDBETWEEN(-5000;5000)+1" office:value-type="float" office:value="-1272.05188623386" calcext:value-type="float">
            <text:p>-1272.051886233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2-05-23" calcext:value-type="date">
            <text:p>23/05/22</text:p>
          </table:table-cell>
          <table:table-cell table:formula="of:=RAND()*RANDBETWEEN(-5000;5000)+1" office:value-type="float" office:value="386.592300990251" calcext:value-type="float">
            <text:p>386.59</text:p>
          </table:table-cell>
          <table:table-cell table:formula="of:=RAND()*RANDBETWEEN(-5000;5000)+1" office:value-type="float" office:value="3745.81062025247" calcext:value-type="float">
            <text:p>3745.810620252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2-05-24" calcext:value-type="date">
            <text:p>24/05/22</text:p>
          </table:table-cell>
          <table:table-cell table:formula="of:=RAND()*RANDBETWEEN(-5000;5000)+1" office:value-type="float" office:value="904.258243020149" calcext:value-type="float">
            <text:p>904.26</text:p>
          </table:table-cell>
          <table:table-cell table:formula="of:=RAND()*RANDBETWEEN(-5000;5000)+1" office:value-type="float" office:value="-2630.10879796849" calcext:value-type="float">
            <text:p>-2630.108797968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2-05-25" calcext:value-type="date">
            <text:p>25/05/22</text:p>
          </table:table-cell>
          <table:table-cell table:formula="of:=RAND()*RANDBETWEEN(-5000;5000)+1" office:value-type="float" office:value="909.033900802968" calcext:value-type="float">
            <text:p>909.03</text:p>
          </table:table-cell>
          <table:table-cell table:formula="of:=RAND()*RANDBETWEEN(-5000;5000)+1" office:value-type="float" office:value="472.239605689439" calcext:value-type="float">
            <text:p>472.2396056894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2-05-26" calcext:value-type="date">
            <text:p>26/05/22</text:p>
          </table:table-cell>
          <table:table-cell table:formula="of:=RAND()*RANDBETWEEN(-5000;5000)+1" office:value-type="float" office:value="-1241.41529395009" calcext:value-type="float">
            <text:p>-1241.42</text:p>
          </table:table-cell>
          <table:table-cell table:formula="of:=RAND()*RANDBETWEEN(-5000;5000)+1" office:value-type="float" office:value="93.3701828201366" calcext:value-type="float">
            <text:p>93.37018282013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2-05-27" calcext:value-type="date">
            <text:p>27/05/22</text:p>
          </table:table-cell>
          <table:table-cell table:formula="of:=RAND()*RANDBETWEEN(-5000;5000)+1" office:value-type="float" office:value="-2761.0408133207" calcext:value-type="float">
            <text:p>-2761.04</text:p>
          </table:table-cell>
          <table:table-cell table:formula="of:=RAND()*RANDBETWEEN(-5000;5000)+1" office:value-type="float" office:value="2286.405778216" calcext:value-type="float">
            <text:p>2286.4057782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2-05-28" calcext:value-type="date">
            <text:p>28/05/22</text:p>
          </table:table-cell>
          <table:table-cell table:formula="of:=RAND()*RANDBETWEEN(-5000;5000)+1" office:value-type="float" office:value="1208.12256795424" calcext:value-type="float">
            <text:p>1208.12</text:p>
          </table:table-cell>
          <table:table-cell table:formula="of:=RAND()*RANDBETWEEN(-5000;5000)+1" office:value-type="float" office:value="1864.18052973513" calcext:value-type="float">
            <text:p>1864.1805297351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2-05-29" calcext:value-type="date">
            <text:p>29/05/22</text:p>
          </table:table-cell>
          <table:table-cell table:formula="of:=RAND()*RANDBETWEEN(-5000;5000)+1" office:value-type="float" office:value="303.981823014967" calcext:value-type="float">
            <text:p>303.98</text:p>
          </table:table-cell>
          <table:table-cell table:formula="of:=RAND()*RANDBETWEEN(-5000;5000)+1" office:value-type="float" office:value="-74.6875898871712" calcext:value-type="float">
            <text:p>-74.68758988717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2-05-30" calcext:value-type="date">
            <text:p>30/05/22</text:p>
          </table:table-cell>
          <table:table-cell table:formula="of:=RAND()*RANDBETWEEN(-5000;5000)+1" office:value-type="float" office:value="134.472146745462" calcext:value-type="float">
            <text:p>134.47</text:p>
          </table:table-cell>
          <table:table-cell table:formula="of:=RAND()*RANDBETWEEN(-5000;5000)+1" office:value-type="float" office:value="-707.579749778287" calcext:value-type="float">
            <text:p>-707.579749778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2-05-31" calcext:value-type="date">
            <text:p>31/05/22</text:p>
          </table:table-cell>
          <table:table-cell table:formula="of:=RAND()*RANDBETWEEN(-5000;5000)+1" office:value-type="float" office:value="351.748390195913" calcext:value-type="float">
            <text:p>351.75</text:p>
          </table:table-cell>
          <table:table-cell table:formula="of:=RAND()*RANDBETWEEN(-5000;5000)+1" office:value-type="float" office:value="-289.86632194347" calcext:value-type="float">
            <text:p>-289.866321943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2-06-01" calcext:value-type="date">
            <text:p>01/06/22</text:p>
          </table:table-cell>
          <table:table-cell table:formula="of:=RAND()*RANDBETWEEN(-5000;5000)+1" office:value-type="float" office:value="-1449.59150582244" calcext:value-type="float">
            <text:p>-1449.59</text:p>
          </table:table-cell>
          <table:table-cell table:formula="of:=RAND()*RANDBETWEEN(-5000;5000)+1" office:value-type="float" office:value="314.201080924608" calcext:value-type="float">
            <text:p>314.2010809246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2-06-02" calcext:value-type="date">
            <text:p>02/06/22</text:p>
          </table:table-cell>
          <table:table-cell table:formula="of:=RAND()*RANDBETWEEN(-5000;5000)+1" office:value-type="float" office:value="-1078.73251632745" calcext:value-type="float">
            <text:p>-1078.73</text:p>
          </table:table-cell>
          <table:table-cell table:formula="of:=RAND()*RANDBETWEEN(-5000;5000)+1" office:value-type="float" office:value="-585.092058839574" calcext:value-type="float">
            <text:p>-585.0920588395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2-06-03" calcext:value-type="date">
            <text:p>03/06/22</text:p>
          </table:table-cell>
          <table:table-cell table:formula="of:=RAND()*RANDBETWEEN(-5000;5000)+1" office:value-type="float" office:value="-285.213426771929" calcext:value-type="float">
            <text:p>-285.21</text:p>
          </table:table-cell>
          <table:table-cell table:formula="of:=RAND()*RANDBETWEEN(-5000;5000)+1" office:value-type="float" office:value="-3721.63804815548" calcext:value-type="float">
            <text:p>-3721.638048155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2-06-04" calcext:value-type="date">
            <text:p>04/06/22</text:p>
          </table:table-cell>
          <table:table-cell table:formula="of:=RAND()*RANDBETWEEN(-5000;5000)+1" office:value-type="float" office:value="414.639903528855" calcext:value-type="float">
            <text:p>414.64</text:p>
          </table:table-cell>
          <table:table-cell table:formula="of:=RAND()*RANDBETWEEN(-5000;5000)+1" office:value-type="float" office:value="839.833112065082" calcext:value-type="float">
            <text:p>839.8331120650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2-06-05" calcext:value-type="date">
            <text:p>05/06/22</text:p>
          </table:table-cell>
          <table:table-cell table:formula="of:=RAND()*RANDBETWEEN(-5000;5000)+1" office:value-type="float" office:value="-795.139079808529" calcext:value-type="float">
            <text:p>-795.14</text:p>
          </table:table-cell>
          <table:table-cell table:formula="of:=RAND()*RANDBETWEEN(-5000;5000)+1" office:value-type="float" office:value="909.431919127408" calcext:value-type="float">
            <text:p>909.4319191274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2-06-06" calcext:value-type="date">
            <text:p>06/06/22</text:p>
          </table:table-cell>
          <table:table-cell table:formula="of:=RAND()*RANDBETWEEN(-5000;5000)+1" office:value-type="float" office:value="-1883.22832968394" calcext:value-type="float">
            <text:p>-1883.23</text:p>
          </table:table-cell>
          <table:table-cell table:formula="of:=RAND()*RANDBETWEEN(-5000;5000)+1" office:value-type="float" office:value="-80.9802275693471" calcext:value-type="float">
            <text:p>-80.980227569347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2-06-07" calcext:value-type="date">
            <text:p>07/06/22</text:p>
          </table:table-cell>
          <table:table-cell table:formula="of:=RAND()*RANDBETWEEN(-5000;5000)+1" office:value-type="float" office:value="1631.21107878133" calcext:value-type="float">
            <text:p>1631.21</text:p>
          </table:table-cell>
          <table:table-cell table:formula="of:=RAND()*RANDBETWEEN(-5000;5000)+1" office:value-type="float" office:value="1790.94070769202" calcext:value-type="float">
            <text:p>1790.9407076920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2-06-08" calcext:value-type="date">
            <text:p>08/06/22</text:p>
          </table:table-cell>
          <table:table-cell table:formula="of:=RAND()*RANDBETWEEN(-5000;5000)+1" office:value-type="float" office:value="303.1509095355" calcext:value-type="float">
            <text:p>303.15</text:p>
          </table:table-cell>
          <table:table-cell table:formula="of:=RAND()*RANDBETWEEN(-5000;5000)+1" office:value-type="float" office:value="1783.02212449456" calcext:value-type="float">
            <text:p>1783.022124494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2-06-09" calcext:value-type="date">
            <text:p>09/06/22</text:p>
          </table:table-cell>
          <table:table-cell table:formula="of:=RAND()*RANDBETWEEN(-5000;5000)+1" office:value-type="float" office:value="-343.370345450902" calcext:value-type="float">
            <text:p>-343.37</text:p>
          </table:table-cell>
          <table:table-cell table:formula="of:=RAND()*RANDBETWEEN(-5000;5000)+1" office:value-type="float" office:value="-2159.72507663846" calcext:value-type="float">
            <text:p>-2159.725076638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2-06-10" calcext:value-type="date">
            <text:p>10/06/22</text:p>
          </table:table-cell>
          <table:table-cell table:formula="of:=RAND()*RANDBETWEEN(-5000;5000)+1" office:value-type="float" office:value="-304.964859201437" calcext:value-type="float">
            <text:p>-304.96</text:p>
          </table:table-cell>
          <table:table-cell table:formula="of:=RAND()*RANDBETWEEN(-5000;5000)+1" office:value-type="float" office:value="-799.235507997277" calcext:value-type="float">
            <text:p>-799.2355079972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2-06-11" calcext:value-type="date">
            <text:p>11/06/22</text:p>
          </table:table-cell>
          <table:table-cell table:formula="of:=RAND()*RANDBETWEEN(-5000;5000)+1" office:value-type="float" office:value="-1616.05236360472" calcext:value-type="float">
            <text:p>-1616.05</text:p>
          </table:table-cell>
          <table:table-cell table:formula="of:=RAND()*RANDBETWEEN(-5000;5000)+1" office:value-type="float" office:value="1278.14828080996" calcext:value-type="float">
            <text:p>1278.1482808099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2-06-12" calcext:value-type="date">
            <text:p>12/06/22</text:p>
          </table:table-cell>
          <table:table-cell table:formula="of:=RAND()*RANDBETWEEN(-5000;5000)+1" office:value-type="float" office:value="250.961642330381" calcext:value-type="float">
            <text:p>250.96</text:p>
          </table:table-cell>
          <table:table-cell table:formula="of:=RAND()*RANDBETWEEN(-5000;5000)+1" office:value-type="float" office:value="-4040.45957791115" calcext:value-type="float">
            <text:p>-4040.459577911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2-06-13" calcext:value-type="date">
            <text:p>13/06/22</text:p>
          </table:table-cell>
          <table:table-cell table:formula="of:=RAND()*RANDBETWEEN(-5000;5000)+1" office:value-type="float" office:value="-11.6654658126216" calcext:value-type="float">
            <text:p>-11.67</text:p>
          </table:table-cell>
          <table:table-cell table:formula="of:=RAND()*RANDBETWEEN(-5000;5000)+1" office:value-type="float" office:value="-2217.31261471889" calcext:value-type="float">
            <text:p>-2217.312614718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2-06-14" calcext:value-type="date">
            <text:p>14/06/22</text:p>
          </table:table-cell>
          <table:table-cell table:formula="of:=RAND()*RANDBETWEEN(-5000;5000)+1" office:value-type="float" office:value="2016.1589615482" calcext:value-type="float">
            <text:p>2016.16</text:p>
          </table:table-cell>
          <table:table-cell table:formula="of:=RAND()*RANDBETWEEN(-5000;5000)+1" office:value-type="float" office:value="-3375.64397467357" calcext:value-type="float">
            <text:p>-3375.643974673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2-06-15" calcext:value-type="date">
            <text:p>15/06/22</text:p>
          </table:table-cell>
          <table:table-cell table:formula="of:=RAND()*RANDBETWEEN(-5000;5000)+1" office:value-type="float" office:value="-1818.89210526993" calcext:value-type="float">
            <text:p>-1818.89</text:p>
          </table:table-cell>
          <table:table-cell table:formula="of:=RAND()*RANDBETWEEN(-5000;5000)+1" office:value-type="float" office:value="468.191374234845" calcext:value-type="float">
            <text:p>468.1913742348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2-06-16" calcext:value-type="date">
            <text:p>16/06/22</text:p>
          </table:table-cell>
          <table:table-cell table:formula="of:=RAND()*RANDBETWEEN(-5000;5000)+1" office:value-type="float" office:value="-569.937385488272" calcext:value-type="float">
            <text:p>-569.94</text:p>
          </table:table-cell>
          <table:table-cell table:formula="of:=RAND()*RANDBETWEEN(-5000;5000)+1" office:value-type="float" office:value="203.419750823795" calcext:value-type="float">
            <text:p>203.4197508237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2-06-17" calcext:value-type="date">
            <text:p>17/06/22</text:p>
          </table:table-cell>
          <table:table-cell table:formula="of:=RAND()*RANDBETWEEN(-5000;5000)+1" office:value-type="float" office:value="-1063.34826299486" calcext:value-type="float">
            <text:p>-1063.35</text:p>
          </table:table-cell>
          <table:table-cell table:formula="of:=RAND()*RANDBETWEEN(-5000;5000)+1" office:value-type="float" office:value="144.572336446888" calcext:value-type="float">
            <text:p>144.5723364468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2-06-18" calcext:value-type="date">
            <text:p>18/06/22</text:p>
          </table:table-cell>
          <table:table-cell table:formula="of:=RAND()*RANDBETWEEN(-5000;5000)+1" office:value-type="float" office:value="1262.15259883015" calcext:value-type="float">
            <text:p>1262.15</text:p>
          </table:table-cell>
          <table:table-cell table:formula="of:=RAND()*RANDBETWEEN(-5000;5000)+1" office:value-type="float" office:value="-691.667889300425" calcext:value-type="float">
            <text:p>-691.66788930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2-06-19" calcext:value-type="date">
            <text:p>19/06/22</text:p>
          </table:table-cell>
          <table:table-cell table:formula="of:=RAND()*RANDBETWEEN(-5000;5000)+1" office:value-type="float" office:value="356.148595890662" calcext:value-type="float">
            <text:p>356.15</text:p>
          </table:table-cell>
          <table:table-cell table:formula="of:=RAND()*RANDBETWEEN(-5000;5000)+1" office:value-type="float" office:value="-275.102018418859" calcext:value-type="float">
            <text:p>-275.1020184188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2-06-20" calcext:value-type="date">
            <text:p>20/06/22</text:p>
          </table:table-cell>
          <table:table-cell table:formula="of:=RAND()*RANDBETWEEN(-5000;5000)+1" office:value-type="float" office:value="-444.605899830843" calcext:value-type="float">
            <text:p>-444.61</text:p>
          </table:table-cell>
          <table:table-cell table:formula="of:=RAND()*RANDBETWEEN(-5000;5000)+1" office:value-type="float" office:value="-854.409921102127" calcext:value-type="float">
            <text:p>-854.4099211021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2-06-21" calcext:value-type="date">
            <text:p>21/06/22</text:p>
          </table:table-cell>
          <table:table-cell table:formula="of:=RAND()*RANDBETWEEN(-5000;5000)+1" office:value-type="float" office:value="-358.331053884011" calcext:value-type="float">
            <text:p>-358.33</text:p>
          </table:table-cell>
          <table:table-cell table:formula="of:=RAND()*RANDBETWEEN(-5000;5000)+1" office:value-type="float" office:value="-239.323151243195" calcext:value-type="float">
            <text:p>-239.3231512431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2-06-22" calcext:value-type="date">
            <text:p>22/06/22</text:p>
          </table:table-cell>
          <table:table-cell table:formula="of:=RAND()*RANDBETWEEN(-5000;5000)+1" office:value-type="float" office:value="-979.896000185425" calcext:value-type="float">
            <text:p>-979.90</text:p>
          </table:table-cell>
          <table:table-cell table:formula="of:=RAND()*RANDBETWEEN(-5000;5000)+1" office:value-type="float" office:value="1536.62178072638" calcext:value-type="float">
            <text:p>1536.621780726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2-06-23" calcext:value-type="date">
            <text:p>23/06/22</text:p>
          </table:table-cell>
          <table:table-cell table:formula="of:=RAND()*RANDBETWEEN(-5000;5000)+1" office:value-type="float" office:value="-2579.05560046814" calcext:value-type="float">
            <text:p>-2579.06</text:p>
          </table:table-cell>
          <table:table-cell table:formula="of:=RAND()*RANDBETWEEN(-5000;5000)+1" office:value-type="float" office:value="778.202982356771" calcext:value-type="float">
            <text:p>778.20298235677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2-06-24" calcext:value-type="date">
            <text:p>24/06/22</text:p>
          </table:table-cell>
          <table:table-cell table:formula="of:=RAND()*RANDBETWEEN(-5000;5000)+1" office:value-type="float" office:value="1874.37209109077" calcext:value-type="float">
            <text:p>1874.37</text:p>
          </table:table-cell>
          <table:table-cell table:formula="of:=RAND()*RANDBETWEEN(-5000;5000)+1" office:value-type="float" office:value="2192.26272118641" calcext:value-type="float">
            <text:p>2192.262721186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2-06-25" calcext:value-type="date">
            <text:p>25/06/22</text:p>
          </table:table-cell>
          <table:table-cell table:formula="of:=RAND()*RANDBETWEEN(-5000;5000)+1" office:value-type="float" office:value="-719.346551627308" calcext:value-type="float">
            <text:p>-719.35</text:p>
          </table:table-cell>
          <table:table-cell table:formula="of:=RAND()*RANDBETWEEN(-5000;5000)+1" office:value-type="float" office:value="2.70114730341728" calcext:value-type="float">
            <text:p>2.701147303417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2-06-26" calcext:value-type="date">
            <text:p>26/06/22</text:p>
          </table:table-cell>
          <table:table-cell table:formula="of:=RAND()*RANDBETWEEN(-5000;5000)+1" office:value-type="float" office:value="-178.981352535475" calcext:value-type="float">
            <text:p>-178.98</text:p>
          </table:table-cell>
          <table:table-cell table:formula="of:=RAND()*RANDBETWEEN(-5000;5000)+1" office:value-type="float" office:value="793.212105950464" calcext:value-type="float">
            <text:p>793.2121059504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2-06-27" calcext:value-type="date">
            <text:p>27/06/22</text:p>
          </table:table-cell>
          <table:table-cell table:formula="of:=RAND()*RANDBETWEEN(-5000;5000)+1" office:value-type="float" office:value="260.921094130777" calcext:value-type="float">
            <text:p>260.92</text:p>
          </table:table-cell>
          <table:table-cell table:formula="of:=RAND()*RANDBETWEEN(-5000;5000)+1" office:value-type="float" office:value="77.9493368850527" calcext:value-type="float">
            <text:p>77.94933688505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2-06-28" calcext:value-type="date">
            <text:p>28/06/22</text:p>
          </table:table-cell>
          <table:table-cell table:formula="of:=RAND()*RANDBETWEEN(-5000;5000)+1" office:value-type="float" office:value="539.547401823556" calcext:value-type="float">
            <text:p>539.55</text:p>
          </table:table-cell>
          <table:table-cell table:formula="of:=RAND()*RANDBETWEEN(-5000;5000)+1" office:value-type="float" office:value="-959.019096233838" calcext:value-type="float">
            <text:p>-959.0190962338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2-06-29" calcext:value-type="date">
            <text:p>29/06/22</text:p>
          </table:table-cell>
          <table:table-cell table:formula="of:=RAND()*RANDBETWEEN(-5000;5000)+1" office:value-type="float" office:value="1599.72147608542" calcext:value-type="float">
            <text:p>1599.72</text:p>
          </table:table-cell>
          <table:table-cell table:formula="of:=RAND()*RANDBETWEEN(-5000;5000)+1" office:value-type="float" office:value="2730.79417200068" calcext:value-type="float">
            <text:p>2730.7941720006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2-06-30" calcext:value-type="date">
            <text:p>30/06/22</text:p>
          </table:table-cell>
          <table:table-cell table:formula="of:=RAND()*RANDBETWEEN(-5000;5000)+1" office:value-type="float" office:value="496.418384152748" calcext:value-type="float">
            <text:p>496.42</text:p>
          </table:table-cell>
          <table:table-cell table:formula="of:=RAND()*RANDBETWEEN(-5000;5000)+1" office:value-type="float" office:value="4006.35361642869" calcext:value-type="float">
            <text:p>4006.353616428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2-07-01" calcext:value-type="date">
            <text:p>01/07/22</text:p>
          </table:table-cell>
          <table:table-cell table:formula="of:=RAND()*RANDBETWEEN(-5000;5000)+1" office:value-type="float" office:value="-3097.63575403959" calcext:value-type="float">
            <text:p>-3097.64</text:p>
          </table:table-cell>
          <table:table-cell table:formula="of:=RAND()*RANDBETWEEN(-5000;5000)+1" office:value-type="float" office:value="-24.0977761593545" calcext:value-type="float">
            <text:p>-24.09777615935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2-07-02" calcext:value-type="date">
            <text:p>02/07/22</text:p>
          </table:table-cell>
          <table:table-cell table:formula="of:=RAND()*RANDBETWEEN(-5000;5000)+1" office:value-type="float" office:value="-8.76694635325505" calcext:value-type="float">
            <text:p>-8.77</text:p>
          </table:table-cell>
          <table:table-cell table:formula="of:=RAND()*RANDBETWEEN(-5000;5000)+1" office:value-type="float" office:value="-8.2698503937676" calcext:value-type="float">
            <text:p>-8.269850393767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2-07-03" calcext:value-type="date">
            <text:p>03/07/22</text:p>
          </table:table-cell>
          <table:table-cell table:formula="of:=RAND()*RANDBETWEEN(-5000;5000)+1" office:value-type="float" office:value="77.8421778813955" calcext:value-type="float">
            <text:p>77.84</text:p>
          </table:table-cell>
          <table:table-cell table:formula="of:=RAND()*RANDBETWEEN(-5000;5000)+1" office:value-type="float" office:value="568.829408072712" calcext:value-type="float">
            <text:p>568.8294080727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2-07-04" calcext:value-type="date">
            <text:p>04/07/22</text:p>
          </table:table-cell>
          <table:table-cell table:formula="of:=RAND()*RANDBETWEEN(-5000;5000)+1" office:value-type="float" office:value="-482.777307298958" calcext:value-type="float">
            <text:p>-482.78</text:p>
          </table:table-cell>
          <table:table-cell table:formula="of:=RAND()*RANDBETWEEN(-5000;5000)+1" office:value-type="float" office:value="-466.121838799772" calcext:value-type="float">
            <text:p>-466.1218387997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2-07-05" calcext:value-type="date">
            <text:p>05/07/22</text:p>
          </table:table-cell>
          <table:table-cell table:formula="of:=RAND()*RANDBETWEEN(-5000;5000)+1" office:value-type="float" office:value="1869.57971101898" calcext:value-type="float">
            <text:p>1869.58</text:p>
          </table:table-cell>
          <table:table-cell table:formula="of:=RAND()*RANDBETWEEN(-5000;5000)+1" office:value-type="float" office:value="-789.180651879998" calcext:value-type="float">
            <text:p>-789.1806518799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2-07-06" calcext:value-type="date">
            <text:p>06/07/22</text:p>
          </table:table-cell>
          <table:table-cell table:formula="of:=RAND()*RANDBETWEEN(-5000;5000)+1" office:value-type="float" office:value="-80.3396040591439" calcext:value-type="float">
            <text:p>-80.34</text:p>
          </table:table-cell>
          <table:table-cell table:formula="of:=RAND()*RANDBETWEEN(-5000;5000)+1" office:value-type="float" office:value="2318.14899091428" calcext:value-type="float">
            <text:p>2318.148990914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2-07-07" calcext:value-type="date">
            <text:p>07/07/22</text:p>
          </table:table-cell>
          <table:table-cell table:formula="of:=RAND()*RANDBETWEEN(-5000;5000)+1" office:value-type="float" office:value="-2982.59637423278" calcext:value-type="float">
            <text:p>-2982.60</text:p>
          </table:table-cell>
          <table:table-cell table:formula="of:=RAND()*RANDBETWEEN(-5000;5000)+1" office:value-type="float" office:value="190.656356100539" calcext:value-type="float">
            <text:p>190.6563561005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2-07-08" calcext:value-type="date">
            <text:p>08/07/22</text:p>
          </table:table-cell>
          <table:table-cell table:formula="of:=RAND()*RANDBETWEEN(-5000;5000)+1" office:value-type="float" office:value="-2330.96895665825" calcext:value-type="float">
            <text:p>-2330.97</text:p>
          </table:table-cell>
          <table:table-cell table:formula="of:=RAND()*RANDBETWEEN(-5000;5000)+1" office:value-type="float" office:value="2186.39502688595" calcext:value-type="float">
            <text:p>2186.395026885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2-07-09" calcext:value-type="date">
            <text:p>09/07/22</text:p>
          </table:table-cell>
          <table:table-cell table:formula="of:=RAND()*RANDBETWEEN(-5000;5000)+1" office:value-type="float" office:value="913.332228354771" calcext:value-type="float">
            <text:p>913.33</text:p>
          </table:table-cell>
          <table:table-cell table:formula="of:=RAND()*RANDBETWEEN(-5000;5000)+1" office:value-type="float" office:value="-31.77634923493" calcext:value-type="float">
            <text:p>-31.7763492349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2-07-10" calcext:value-type="date">
            <text:p>10/07/22</text:p>
          </table:table-cell>
          <table:table-cell table:formula="of:=RAND()*RANDBETWEEN(-5000;5000)+1" office:value-type="float" office:value="235.667188636626" calcext:value-type="float">
            <text:p>235.67</text:p>
          </table:table-cell>
          <table:table-cell table:formula="of:=RAND()*RANDBETWEEN(-5000;5000)+1" office:value-type="float" office:value="1857.46319278727" calcext:value-type="float">
            <text:p>1857.463192787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2-07-11" calcext:value-type="date">
            <text:p>11/07/22</text:p>
          </table:table-cell>
          <table:table-cell table:formula="of:=RAND()*RANDBETWEEN(-5000;5000)+1" office:value-type="float" office:value="1529.80234875399" calcext:value-type="float">
            <text:p>1529.80</text:p>
          </table:table-cell>
          <table:table-cell table:formula="of:=RAND()*RANDBETWEEN(-5000;5000)+1" office:value-type="float" office:value="-16.2681224941982" calcext:value-type="float">
            <text:p>-16.26812249419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2-07-12" calcext:value-type="date">
            <text:p>12/07/22</text:p>
          </table:table-cell>
          <table:table-cell table:formula="of:=RAND()*RANDBETWEEN(-5000;5000)+1" office:value-type="float" office:value="219.709537383301" calcext:value-type="float">
            <text:p>219.71</text:p>
          </table:table-cell>
          <table:table-cell table:formula="of:=RAND()*RANDBETWEEN(-5000;5000)+1" office:value-type="float" office:value="-137.243588916706" calcext:value-type="float">
            <text:p>-137.2435889167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2-07-13" calcext:value-type="date">
            <text:p>13/07/22</text:p>
          </table:table-cell>
          <table:table-cell table:formula="of:=RAND()*RANDBETWEEN(-5000;5000)+1" office:value-type="float" office:value="-320.83645338415" calcext:value-type="float">
            <text:p>-320.84</text:p>
          </table:table-cell>
          <table:table-cell table:formula="of:=RAND()*RANDBETWEEN(-5000;5000)+1" office:value-type="float" office:value="-1600.36301950307" calcext:value-type="float">
            <text:p>-1600.363019503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2-07-14" calcext:value-type="date">
            <text:p>14/07/22</text:p>
          </table:table-cell>
          <table:table-cell table:formula="of:=RAND()*RANDBETWEEN(-5000;5000)+1" office:value-type="float" office:value="1958.52149474069" calcext:value-type="float">
            <text:p>1958.52</text:p>
          </table:table-cell>
          <table:table-cell table:formula="of:=RAND()*RANDBETWEEN(-5000;5000)+1" office:value-type="float" office:value="-2999.17796999199" calcext:value-type="float">
            <text:p>-2999.177969991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2-07-15" calcext:value-type="date">
            <text:p>15/07/22</text:p>
          </table:table-cell>
          <table:table-cell table:formula="of:=RAND()*RANDBETWEEN(-5000;5000)+1" office:value-type="float" office:value="3917.24406423902" calcext:value-type="float">
            <text:p>3917.24</text:p>
          </table:table-cell>
          <table:table-cell table:formula="of:=RAND()*RANDBETWEEN(-5000;5000)+1" office:value-type="float" office:value="-2035.42855408324" calcext:value-type="float">
            <text:p>-2035.428554083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2-07-16" calcext:value-type="date">
            <text:p>16/07/22</text:p>
          </table:table-cell>
          <table:table-cell table:formula="of:=RAND()*RANDBETWEEN(-5000;5000)+1" office:value-type="float" office:value="-673.607027265299" calcext:value-type="float">
            <text:p>-673.61</text:p>
          </table:table-cell>
          <table:table-cell table:formula="of:=RAND()*RANDBETWEEN(-5000;5000)+1" office:value-type="float" office:value="-2360.13403431772" calcext:value-type="float">
            <text:p>-2360.134034317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2-07-17" calcext:value-type="date">
            <text:p>17/07/22</text:p>
          </table:table-cell>
          <table:table-cell table:formula="of:=RAND()*RANDBETWEEN(-5000;5000)+1" office:value-type="float" office:value="-2239.36862466812" calcext:value-type="float">
            <text:p>-2239.37</text:p>
          </table:table-cell>
          <table:table-cell table:formula="of:=RAND()*RANDBETWEEN(-5000;5000)+1" office:value-type="float" office:value="2717.66008237463" calcext:value-type="float">
            <text:p>2717.66008237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2-07-18" calcext:value-type="date">
            <text:p>18/07/22</text:p>
          </table:table-cell>
          <table:table-cell table:formula="of:=RAND()*RANDBETWEEN(-5000;5000)+1" office:value-type="float" office:value="3680.21589741754" calcext:value-type="float">
            <text:p>3680.22</text:p>
          </table:table-cell>
          <table:table-cell table:formula="of:=RAND()*RANDBETWEEN(-5000;5000)+1" office:value-type="float" office:value="-1030.31903911765" calcext:value-type="float">
            <text:p>-1030.319039117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2-07-19" calcext:value-type="date">
            <text:p>19/07/22</text:p>
          </table:table-cell>
          <table:table-cell table:formula="of:=RAND()*RANDBETWEEN(-5000;5000)+1" office:value-type="float" office:value="2018.76977388844" calcext:value-type="float">
            <text:p>2018.77</text:p>
          </table:table-cell>
          <table:table-cell table:formula="of:=RAND()*RANDBETWEEN(-5000;5000)+1" office:value-type="float" office:value="1128.25070420681" calcext:value-type="float">
            <text:p>1128.250704206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2-07-20" calcext:value-type="date">
            <text:p>20/07/22</text:p>
          </table:table-cell>
          <table:table-cell table:formula="of:=RAND()*RANDBETWEEN(-5000;5000)+1" office:value-type="float" office:value="3522.49716662273" calcext:value-type="float">
            <text:p>3522.50</text:p>
          </table:table-cell>
          <table:table-cell table:formula="of:=RAND()*RANDBETWEEN(-5000;5000)+1" office:value-type="float" office:value="-218.054689353558" calcext:value-type="float">
            <text:p>-218.05468935355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2-07-21" calcext:value-type="date">
            <text:p>21/07/22</text:p>
          </table:table-cell>
          <table:table-cell table:formula="of:=RAND()*RANDBETWEEN(-5000;5000)+1" office:value-type="float" office:value="2085.14357628437" calcext:value-type="float">
            <text:p>2085.14</text:p>
          </table:table-cell>
          <table:table-cell table:formula="of:=RAND()*RANDBETWEEN(-5000;5000)+1" office:value-type="float" office:value="3182.89081592923" calcext:value-type="float">
            <text:p>3182.890815929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2-07-22" calcext:value-type="date">
            <text:p>22/07/22</text:p>
          </table:table-cell>
          <table:table-cell table:formula="of:=RAND()*RANDBETWEEN(-5000;5000)+1" office:value-type="float" office:value="833.39452917521" calcext:value-type="float">
            <text:p>833.39</text:p>
          </table:table-cell>
          <table:table-cell table:formula="of:=RAND()*RANDBETWEEN(-5000;5000)+1" office:value-type="float" office:value="1552.06812319585" calcext:value-type="float">
            <text:p>1552.0681231958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2-07-23" calcext:value-type="date">
            <text:p>23/07/22</text:p>
          </table:table-cell>
          <table:table-cell table:formula="of:=RAND()*RANDBETWEEN(-5000;5000)+1" office:value-type="float" office:value="-2784.08415752774" calcext:value-type="float">
            <text:p>-2784.08</text:p>
          </table:table-cell>
          <table:table-cell table:formula="of:=RAND()*RANDBETWEEN(-5000;5000)+1" office:value-type="float" office:value="-1832.38298732361" calcext:value-type="float">
            <text:p>-1832.382987323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2-07-24" calcext:value-type="date">
            <text:p>24/07/22</text:p>
          </table:table-cell>
          <table:table-cell table:formula="of:=RAND()*RANDBETWEEN(-5000;5000)+1" office:value-type="float" office:value="268.464818211599" calcext:value-type="float">
            <text:p>268.46</text:p>
          </table:table-cell>
          <table:table-cell table:formula="of:=RAND()*RANDBETWEEN(-5000;5000)+1" office:value-type="float" office:value="-1710.03025522334" calcext:value-type="float">
            <text:p>-1710.030255223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2-07-25" calcext:value-type="date">
            <text:p>25/07/22</text:p>
          </table:table-cell>
          <table:table-cell table:formula="of:=RAND()*RANDBETWEEN(-5000;5000)+1" office:value-type="float" office:value="75.3012082649444" calcext:value-type="float">
            <text:p>75.30</text:p>
          </table:table-cell>
          <table:table-cell table:formula="of:=RAND()*RANDBETWEEN(-5000;5000)+1" office:value-type="float" office:value="-2543.14473920932" calcext:value-type="float">
            <text:p>-2543.1447392093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2-07-26" calcext:value-type="date">
            <text:p>26/07/22</text:p>
          </table:table-cell>
          <table:table-cell table:formula="of:=RAND()*RANDBETWEEN(-5000;5000)+1" office:value-type="float" office:value="-173.645407569152" calcext:value-type="float">
            <text:p>-173.65</text:p>
          </table:table-cell>
          <table:table-cell table:formula="of:=RAND()*RANDBETWEEN(-5000;5000)+1" office:value-type="float" office:value="-1113.40632816709" calcext:value-type="float">
            <text:p>-1113.406328167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2-07-27" calcext:value-type="date">
            <text:p>27/07/22</text:p>
          </table:table-cell>
          <table:table-cell table:formula="of:=RAND()*RANDBETWEEN(-5000;5000)+1" office:value-type="float" office:value="890.156151698325" calcext:value-type="float">
            <text:p>890.16</text:p>
          </table:table-cell>
          <table:table-cell table:formula="of:=RAND()*RANDBETWEEN(-5000;5000)+1" office:value-type="float" office:value="-695.33461578187" calcext:value-type="float">
            <text:p>-695.33461578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2-07-28" calcext:value-type="date">
            <text:p>28/07/22</text:p>
          </table:table-cell>
          <table:table-cell table:formula="of:=RAND()*RANDBETWEEN(-5000;5000)+1" office:value-type="float" office:value="251.730664484107" calcext:value-type="float">
            <text:p>251.73</text:p>
          </table:table-cell>
          <table:table-cell table:formula="of:=RAND()*RANDBETWEEN(-5000;5000)+1" office:value-type="float" office:value="-2580.80779336968" calcext:value-type="float">
            <text:p>-2580.807793369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2-07-29" calcext:value-type="date">
            <text:p>29/07/22</text:p>
          </table:table-cell>
          <table:table-cell table:formula="of:=RAND()*RANDBETWEEN(-5000;5000)+1" office:value-type="float" office:value="1456.24906375354" calcext:value-type="float">
            <text:p>1456.25</text:p>
          </table:table-cell>
          <table:table-cell table:formula="of:=RAND()*RANDBETWEEN(-5000;5000)+1" office:value-type="float" office:value="1441.05937240557" calcext:value-type="float">
            <text:p>1441.059372405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2-07-30" calcext:value-type="date">
            <text:p>30/07/22</text:p>
          </table:table-cell>
          <table:table-cell table:formula="of:=RAND()*RANDBETWEEN(-5000;5000)+1" office:value-type="float" office:value="-4117.33500477191" calcext:value-type="float">
            <text:p>-4117.34</text:p>
          </table:table-cell>
          <table:table-cell table:formula="of:=RAND()*RANDBETWEEN(-5000;5000)+1" office:value-type="float" office:value="-368.99121307558" calcext:value-type="float">
            <text:p>-368.991213075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2-07-31" calcext:value-type="date">
            <text:p>31/07/22</text:p>
          </table:table-cell>
          <table:table-cell table:formula="of:=RAND()*RANDBETWEEN(-5000;5000)+1" office:value-type="float" office:value="496.744541719391" calcext:value-type="float">
            <text:p>496.74</text:p>
          </table:table-cell>
          <table:table-cell table:formula="of:=RAND()*RANDBETWEEN(-5000;5000)+1" office:value-type="float" office:value="320.679181858369" calcext:value-type="float">
            <text:p>320.67918185836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2-08-01" calcext:value-type="date">
            <text:p>01/08/22</text:p>
          </table:table-cell>
          <table:table-cell table:formula="of:=RAND()*RANDBETWEEN(-5000;5000)+1" office:value-type="float" office:value="3289.76960118699" calcext:value-type="float">
            <text:p>3289.77</text:p>
          </table:table-cell>
          <table:table-cell table:formula="of:=RAND()*RANDBETWEEN(-5000;5000)+1" office:value-type="float" office:value="-784.843652394338" calcext:value-type="float">
            <text:p>-784.84365239433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2-08-02" calcext:value-type="date">
            <text:p>02/08/22</text:p>
          </table:table-cell>
          <table:table-cell table:formula="of:=RAND()*RANDBETWEEN(-5000;5000)+1" office:value-type="float" office:value="-688.65118150523" calcext:value-type="float">
            <text:p>-688.65</text:p>
          </table:table-cell>
          <table:table-cell table:formula="of:=RAND()*RANDBETWEEN(-5000;5000)+1" office:value-type="float" office:value="-110.194162846253" calcext:value-type="float">
            <text:p>-110.19416284625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2-08-03" calcext:value-type="date">
            <text:p>03/08/22</text:p>
          </table:table-cell>
          <table:table-cell table:formula="of:=RAND()*RANDBETWEEN(-5000;5000)+1" office:value-type="float" office:value="-1586.40362689318" calcext:value-type="float">
            <text:p>-1586.40</text:p>
          </table:table-cell>
          <table:table-cell table:formula="of:=RAND()*RANDBETWEEN(-5000;5000)+1" office:value-type="float" office:value="1442.44833218145" calcext:value-type="float">
            <text:p>1442.448332181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2-08-04" calcext:value-type="date">
            <text:p>04/08/22</text:p>
          </table:table-cell>
          <table:table-cell table:formula="of:=RAND()*RANDBETWEEN(-5000;5000)+1" office:value-type="float" office:value="1900.85417626479" calcext:value-type="float">
            <text:p>1900.85</text:p>
          </table:table-cell>
          <table:table-cell table:formula="of:=RAND()*RANDBETWEEN(-5000;5000)+1" office:value-type="float" office:value="-965.347943982432" calcext:value-type="float">
            <text:p>-965.3479439824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2-08-05" calcext:value-type="date">
            <text:p>05/08/22</text:p>
          </table:table-cell>
          <table:table-cell table:formula="of:=RAND()*RANDBETWEEN(-5000;5000)+1" office:value-type="float" office:value="1959.00863997904" calcext:value-type="float">
            <text:p>1959.01</text:p>
          </table:table-cell>
          <table:table-cell table:formula="of:=RAND()*RANDBETWEEN(-5000;5000)+1" office:value-type="float" office:value="2183.06088144326" calcext:value-type="float">
            <text:p>2183.060881443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2-08-06" calcext:value-type="date">
            <text:p>06/08/22</text:p>
          </table:table-cell>
          <table:table-cell table:formula="of:=RAND()*RANDBETWEEN(-5000;5000)+1" office:value-type="float" office:value="-776.673909373748" calcext:value-type="float">
            <text:p>-776.67</text:p>
          </table:table-cell>
          <table:table-cell table:formula="of:=RAND()*RANDBETWEEN(-5000;5000)+1" office:value-type="float" office:value="427.166058581151" calcext:value-type="float">
            <text:p>427.1660585811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2-08-07" calcext:value-type="date">
            <text:p>07/08/22</text:p>
          </table:table-cell>
          <table:table-cell table:formula="of:=RAND()*RANDBETWEEN(-5000;5000)+1" office:value-type="float" office:value="735.709459955312" calcext:value-type="float">
            <text:p>735.71</text:p>
          </table:table-cell>
          <table:table-cell table:formula="of:=RAND()*RANDBETWEEN(-5000;5000)+1" office:value-type="float" office:value="2449.32162955652" calcext:value-type="float">
            <text:p>2449.321629556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2-08-08" calcext:value-type="date">
            <text:p>08/08/22</text:p>
          </table:table-cell>
          <table:table-cell table:formula="of:=RAND()*RANDBETWEEN(-5000;5000)+1" office:value-type="float" office:value="-439.504000256835" calcext:value-type="float">
            <text:p>-439.50</text:p>
          </table:table-cell>
          <table:table-cell table:formula="of:=RAND()*RANDBETWEEN(-5000;5000)+1" office:value-type="float" office:value="-307.593665179779" calcext:value-type="float">
            <text:p>-307.5936651797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2-08-09" calcext:value-type="date">
            <text:p>09/08/22</text:p>
          </table:table-cell>
          <table:table-cell table:formula="of:=RAND()*RANDBETWEEN(-5000;5000)+1" office:value-type="float" office:value="-358.038034211265" calcext:value-type="float">
            <text:p>-358.04</text:p>
          </table:table-cell>
          <table:table-cell table:formula="of:=RAND()*RANDBETWEEN(-5000;5000)+1" office:value-type="float" office:value="-260.931185765406" calcext:value-type="float">
            <text:p>-260.9311857654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2-08-10" calcext:value-type="date">
            <text:p>10/08/22</text:p>
          </table:table-cell>
          <table:table-cell table:formula="of:=RAND()*RANDBETWEEN(-5000;5000)+1" office:value-type="float" office:value="-495.661099411893" calcext:value-type="float">
            <text:p>-495.66</text:p>
          </table:table-cell>
          <table:table-cell table:formula="of:=RAND()*RANDBETWEEN(-5000;5000)+1" office:value-type="float" office:value="1260.10022146283" calcext:value-type="float">
            <text:p>1260.1002214628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2-08-11" calcext:value-type="date">
            <text:p>11/08/22</text:p>
          </table:table-cell>
          <table:table-cell table:formula="of:=RAND()*RANDBETWEEN(-5000;5000)+1" office:value-type="float" office:value="-408.11489512457" calcext:value-type="float">
            <text:p>-408.11</text:p>
          </table:table-cell>
          <table:table-cell table:formula="of:=RAND()*RANDBETWEEN(-5000;5000)+1" office:value-type="float" office:value="666.204055324788" calcext:value-type="float">
            <text:p>666.20405532478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2-08-12" calcext:value-type="date">
            <text:p>12/08/22</text:p>
          </table:table-cell>
          <table:table-cell table:formula="of:=RAND()*RANDBETWEEN(-5000;5000)+1" office:value-type="float" office:value="-349.182539827855" calcext:value-type="float">
            <text:p>-349.18</text:p>
          </table:table-cell>
          <table:table-cell table:formula="of:=RAND()*RANDBETWEEN(-5000;5000)+1" office:value-type="float" office:value="1245.28450257719" calcext:value-type="float">
            <text:p>1245.284502577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2-08-13" calcext:value-type="date">
            <text:p>13/08/22</text:p>
          </table:table-cell>
          <table:table-cell table:formula="of:=RAND()*RANDBETWEEN(-5000;5000)+1" office:value-type="float" office:value="-1702.30035349722" calcext:value-type="float">
            <text:p>-1702.30</text:p>
          </table:table-cell>
          <table:table-cell table:formula="of:=RAND()*RANDBETWEEN(-5000;5000)+1" office:value-type="float" office:value="907.856457478755" calcext:value-type="float">
            <text:p>907.8564574787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2-08-14" calcext:value-type="date">
            <text:p>14/08/22</text:p>
          </table:table-cell>
          <table:table-cell table:formula="of:=RAND()*RANDBETWEEN(-5000;5000)+1" office:value-type="float" office:value="-1012.21032758758" calcext:value-type="float">
            <text:p>-1012.21</text:p>
          </table:table-cell>
          <table:table-cell table:formula="of:=RAND()*RANDBETWEEN(-5000;5000)+1" office:value-type="float" office:value="175.680392018714" calcext:value-type="float">
            <text:p>175.6803920187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2-08-15" calcext:value-type="date">
            <text:p>15/08/22</text:p>
          </table:table-cell>
          <table:table-cell table:formula="of:=RAND()*RANDBETWEEN(-5000;5000)+1" office:value-type="float" office:value="-2252.91334954193" calcext:value-type="float">
            <text:p>-2252.91</text:p>
          </table:table-cell>
          <table:table-cell table:formula="of:=RAND()*RANDBETWEEN(-5000;5000)+1" office:value-type="float" office:value="3377.26175058097" calcext:value-type="float">
            <text:p>3377.261750580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2-08-16" calcext:value-type="date">
            <text:p>16/08/22</text:p>
          </table:table-cell>
          <table:table-cell table:formula="of:=RAND()*RANDBETWEEN(-5000;5000)+1" office:value-type="float" office:value="-2285.69194579035" calcext:value-type="float">
            <text:p>-2285.69</text:p>
          </table:table-cell>
          <table:table-cell table:formula="of:=RAND()*RANDBETWEEN(-5000;5000)+1" office:value-type="float" office:value="-29.596316741902" calcext:value-type="float">
            <text:p>-29.5963167419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2-08-17" calcext:value-type="date">
            <text:p>17/08/22</text:p>
          </table:table-cell>
          <table:table-cell table:formula="of:=RAND()*RANDBETWEEN(-5000;5000)+1" office:value-type="float" office:value="481.691373271104" calcext:value-type="float">
            <text:p>481.69</text:p>
          </table:table-cell>
          <table:table-cell table:formula="of:=RAND()*RANDBETWEEN(-5000;5000)+1" office:value-type="float" office:value="-1039.84800426333" calcext:value-type="float">
            <text:p>-1039.8480042633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2-08-18" calcext:value-type="date">
            <text:p>18/08/22</text:p>
          </table:table-cell>
          <table:table-cell table:formula="of:=RAND()*RANDBETWEEN(-5000;5000)+1" office:value-type="float" office:value="-87.7411962912911" calcext:value-type="float">
            <text:p>-87.74</text:p>
          </table:table-cell>
          <table:table-cell table:formula="of:=RAND()*RANDBETWEEN(-5000;5000)+1" office:value-type="float" office:value="-381.866799282972" calcext:value-type="float">
            <text:p>-381.86679928297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2-08-19" calcext:value-type="date">
            <text:p>19/08/22</text:p>
          </table:table-cell>
          <table:table-cell table:formula="of:=RAND()*RANDBETWEEN(-5000;5000)+1" office:value-type="float" office:value="-2335.25941279522" calcext:value-type="float">
            <text:p>-2335.26</text:p>
          </table:table-cell>
          <table:table-cell table:formula="of:=RAND()*RANDBETWEEN(-5000;5000)+1" office:value-type="float" office:value="-542.972081458908" calcext:value-type="float">
            <text:p>-542.9720814589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2-08-20" calcext:value-type="date">
            <text:p>20/08/22</text:p>
          </table:table-cell>
          <table:table-cell table:formula="of:=RAND()*RANDBETWEEN(-5000;5000)+1" office:value-type="float" office:value="-3331.49806714884" calcext:value-type="float">
            <text:p>-3331.50</text:p>
          </table:table-cell>
          <table:table-cell table:formula="of:=RAND()*RANDBETWEEN(-5000;5000)+1" office:value-type="float" office:value="3723.86637073623" calcext:value-type="float">
            <text:p>3723.866370736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2-08-21" calcext:value-type="date">
            <text:p>21/08/22</text:p>
          </table:table-cell>
          <table:table-cell table:formula="of:=RAND()*RANDBETWEEN(-5000;5000)+1" office:value-type="float" office:value="-25.7129123075933" calcext:value-type="float">
            <text:p>-25.71</text:p>
          </table:table-cell>
          <table:table-cell table:formula="of:=RAND()*RANDBETWEEN(-5000;5000)+1" office:value-type="float" office:value="-1349.16347298817" calcext:value-type="float">
            <text:p>-1349.163472988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2-08-22" calcext:value-type="date">
            <text:p>22/08/22</text:p>
          </table:table-cell>
          <table:table-cell table:formula="of:=RAND()*RANDBETWEEN(-5000;5000)+1" office:value-type="float" office:value="-1190.37055885331" calcext:value-type="float">
            <text:p>-1190.37</text:p>
          </table:table-cell>
          <table:table-cell table:formula="of:=RAND()*RANDBETWEEN(-5000;5000)+1" office:value-type="float" office:value="-438.268364441629" calcext:value-type="float">
            <text:p>-438.26836444162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2-08-23" calcext:value-type="date">
            <text:p>23/08/22</text:p>
          </table:table-cell>
          <table:table-cell table:formula="of:=RAND()*RANDBETWEEN(-5000;5000)+1" office:value-type="float" office:value="196.497773454123" calcext:value-type="float">
            <text:p>196.50</text:p>
          </table:table-cell>
          <table:table-cell table:formula="of:=RAND()*RANDBETWEEN(-5000;5000)+1" office:value-type="float" office:value="-2123.39071796388" calcext:value-type="float">
            <text:p>-2123.390717963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2-08-24" calcext:value-type="date">
            <text:p>24/08/22</text:p>
          </table:table-cell>
          <table:table-cell table:formula="of:=RAND()*RANDBETWEEN(-5000;5000)+1" office:value-type="float" office:value="-694.812150763524" calcext:value-type="float">
            <text:p>-694.81</text:p>
          </table:table-cell>
          <table:table-cell table:formula="of:=RAND()*RANDBETWEEN(-5000;5000)+1" office:value-type="float" office:value="1692.06973661944" calcext:value-type="float">
            <text:p>1692.069736619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2-08-25" calcext:value-type="date">
            <text:p>25/08/22</text:p>
          </table:table-cell>
          <table:table-cell table:formula="of:=RAND()*RANDBETWEEN(-5000;5000)+1" office:value-type="float" office:value="-2840.31957360845" calcext:value-type="float">
            <text:p>-2840.32</text:p>
          </table:table-cell>
          <table:table-cell table:formula="of:=RAND()*RANDBETWEEN(-5000;5000)+1" office:value-type="float" office:value="-450.312817101893" calcext:value-type="float">
            <text:p>-450.3128171018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2-08-26" calcext:value-type="date">
            <text:p>26/08/22</text:p>
          </table:table-cell>
          <table:table-cell table:formula="of:=RAND()*RANDBETWEEN(-5000;5000)+1" office:value-type="float" office:value="-1108.75682536292" calcext:value-type="float">
            <text:p>-1108.76</text:p>
          </table:table-cell>
          <table:table-cell table:formula="of:=RAND()*RANDBETWEEN(-5000;5000)+1" office:value-type="float" office:value="-321.085008002976" calcext:value-type="float">
            <text:p>-321.0850080029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2-08-27" calcext:value-type="date">
            <text:p>27/08/22</text:p>
          </table:table-cell>
          <table:table-cell table:formula="of:=RAND()*RANDBETWEEN(-5000;5000)+1" office:value-type="float" office:value="-818.177018022274" calcext:value-type="float">
            <text:p>-818.18</text:p>
          </table:table-cell>
          <table:table-cell table:formula="of:=RAND()*RANDBETWEEN(-5000;5000)+1" office:value-type="float" office:value="3659.24612099141" calcext:value-type="float">
            <text:p>3659.246120991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2-08-28" calcext:value-type="date">
            <text:p>28/08/22</text:p>
          </table:table-cell>
          <table:table-cell table:formula="of:=RAND()*RANDBETWEEN(-5000;5000)+1" office:value-type="float" office:value="-1325.33158133561" calcext:value-type="float">
            <text:p>-1325.33</text:p>
          </table:table-cell>
          <table:table-cell table:formula="of:=RAND()*RANDBETWEEN(-5000;5000)+1" office:value-type="float" office:value="-197.745713688261" calcext:value-type="float">
            <text:p>-197.74571368826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2-08-29" calcext:value-type="date">
            <text:p>29/08/22</text:p>
          </table:table-cell>
          <table:table-cell table:formula="of:=RAND()*RANDBETWEEN(-5000;5000)+1" office:value-type="float" office:value="-1020.70638732238" calcext:value-type="float">
            <text:p>-1020.71</text:p>
          </table:table-cell>
          <table:table-cell table:formula="of:=RAND()*RANDBETWEEN(-5000;5000)+1" office:value-type="float" office:value="1008.71984512158" calcext:value-type="float">
            <text:p>1008.719845121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2-08-30" calcext:value-type="date">
            <text:p>30/08/22</text:p>
          </table:table-cell>
          <table:table-cell table:formula="of:=RAND()*RANDBETWEEN(-5000;5000)+1" office:value-type="float" office:value="-4367.23450978618" calcext:value-type="float">
            <text:p>-4367.23</text:p>
          </table:table-cell>
          <table:table-cell table:formula="of:=RAND()*RANDBETWEEN(-5000;5000)+1" office:value-type="float" office:value="60.5773069253065" calcext:value-type="float">
            <text:p>60.57730692530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2-08-31" calcext:value-type="date">
            <text:p>31/08/22</text:p>
          </table:table-cell>
          <table:table-cell table:formula="of:=RAND()*RANDBETWEEN(-5000;5000)+1" office:value-type="float" office:value="3028.89063995813" calcext:value-type="float">
            <text:p>3028.89</text:p>
          </table:table-cell>
          <table:table-cell table:formula="of:=RAND()*RANDBETWEEN(-5000;5000)+1" office:value-type="float" office:value="-1592.8156072999" calcext:value-type="float">
            <text:p>-1592.815607299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2-09-01" calcext:value-type="date">
            <text:p>01/09/22</text:p>
          </table:table-cell>
          <table:table-cell table:formula="of:=RAND()*RANDBETWEEN(-5000;5000)+1" office:value-type="float" office:value="1240.18065585759" calcext:value-type="float">
            <text:p>1240.18</text:p>
          </table:table-cell>
          <table:table-cell table:formula="of:=RAND()*RANDBETWEEN(-5000;5000)+1" office:value-type="float" office:value="-4278.63073606736" calcext:value-type="float">
            <text:p>-4278.630736067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2-09-02" calcext:value-type="date">
            <text:p>02/09/22</text:p>
          </table:table-cell>
          <table:table-cell table:formula="of:=RAND()*RANDBETWEEN(-5000;5000)+1" office:value-type="float" office:value="1888.57667349911" calcext:value-type="float">
            <text:p>1888.58</text:p>
          </table:table-cell>
          <table:table-cell table:formula="of:=RAND()*RANDBETWEEN(-5000;5000)+1" office:value-type="float" office:value="-671.270325761799" calcext:value-type="float">
            <text:p>-671.2703257617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2-09-03" calcext:value-type="date">
            <text:p>03/09/22</text:p>
          </table:table-cell>
          <table:table-cell table:formula="of:=RAND()*RANDBETWEEN(-5000;5000)+1" office:value-type="float" office:value="488.395804258186" calcext:value-type="float">
            <text:p>488.40</text:p>
          </table:table-cell>
          <table:table-cell table:formula="of:=RAND()*RANDBETWEEN(-5000;5000)+1" office:value-type="float" office:value="2046.65351449804" calcext:value-type="float">
            <text:p>2046.653514498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2-09-04" calcext:value-type="date">
            <text:p>04/09/22</text:p>
          </table:table-cell>
          <table:table-cell table:formula="of:=RAND()*RANDBETWEEN(-5000;5000)+1" office:value-type="float" office:value="-1815.76632074624" calcext:value-type="float">
            <text:p>-1815.77</text:p>
          </table:table-cell>
          <table:table-cell table:formula="of:=RAND()*RANDBETWEEN(-5000;5000)+1" office:value-type="float" office:value="3038.46638617999" calcext:value-type="float">
            <text:p>3038.4663861799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2-09-05" calcext:value-type="date">
            <text:p>05/09/22</text:p>
          </table:table-cell>
          <table:table-cell table:formula="of:=RAND()*RANDBETWEEN(-5000;5000)+1" office:value-type="float" office:value="952.497087257128" calcext:value-type="float">
            <text:p>952.50</text:p>
          </table:table-cell>
          <table:table-cell table:formula="of:=RAND()*RANDBETWEEN(-5000;5000)+1" office:value-type="float" office:value="-3645.84147241579" calcext:value-type="float">
            <text:p>-3645.841472415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2-09-06" calcext:value-type="date">
            <text:p>06/09/22</text:p>
          </table:table-cell>
          <table:table-cell table:formula="of:=RAND()*RANDBETWEEN(-5000;5000)+1" office:value-type="float" office:value="-1378.16056861194" calcext:value-type="float">
            <text:p>-1378.16</text:p>
          </table:table-cell>
          <table:table-cell table:formula="of:=RAND()*RANDBETWEEN(-5000;5000)+1" office:value-type="float" office:value="-408.538922674388" calcext:value-type="float">
            <text:p>-408.5389226743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2-09-07" calcext:value-type="date">
            <text:p>07/09/22</text:p>
          </table:table-cell>
          <table:table-cell table:formula="of:=RAND()*RANDBETWEEN(-5000;5000)+1" office:value-type="float" office:value="125.520522735656" calcext:value-type="float">
            <text:p>125.52</text:p>
          </table:table-cell>
          <table:table-cell table:formula="of:=RAND()*RANDBETWEEN(-5000;5000)+1" office:value-type="float" office:value="1749.71653015008" calcext:value-type="float">
            <text:p>1749.716530150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2-09-08" calcext:value-type="date">
            <text:p>08/09/22</text:p>
          </table:table-cell>
          <table:table-cell table:formula="of:=RAND()*RANDBETWEEN(-5000;5000)+1" office:value-type="float" office:value="3445.82149442557" calcext:value-type="float">
            <text:p>3445.82</text:p>
          </table:table-cell>
          <table:table-cell table:formula="of:=RAND()*RANDBETWEEN(-5000;5000)+1" office:value-type="float" office:value="-1437.60902343876" calcext:value-type="float">
            <text:p>-1437.609023438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2-09-09" calcext:value-type="date">
            <text:p>09/09/22</text:p>
          </table:table-cell>
          <table:table-cell table:formula="of:=RAND()*RANDBETWEEN(-5000;5000)+1" office:value-type="float" office:value="3242.07778141419" calcext:value-type="float">
            <text:p>3242.08</text:p>
          </table:table-cell>
          <table:table-cell table:formula="of:=RAND()*RANDBETWEEN(-5000;5000)+1" office:value-type="float" office:value="-410.093982917228" calcext:value-type="float">
            <text:p>-410.093982917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2-09-10" calcext:value-type="date">
            <text:p>10/09/22</text:p>
          </table:table-cell>
          <table:table-cell table:formula="of:=RAND()*RANDBETWEEN(-5000;5000)+1" office:value-type="float" office:value="19.6685085410905" calcext:value-type="float">
            <text:p>19.67</text:p>
          </table:table-cell>
          <table:table-cell table:formula="of:=RAND()*RANDBETWEEN(-5000;5000)+1" office:value-type="float" office:value="1046.28423794161" calcext:value-type="float">
            <text:p>1046.284237941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2-09-11" calcext:value-type="date">
            <text:p>11/09/22</text:p>
          </table:table-cell>
          <table:table-cell table:formula="of:=RAND()*RANDBETWEEN(-5000;5000)+1" office:value-type="float" office:value="2149.42971866954" calcext:value-type="float">
            <text:p>2149.43</text:p>
          </table:table-cell>
          <table:table-cell table:formula="of:=RAND()*RANDBETWEEN(-5000;5000)+1" office:value-type="float" office:value="1677.68020113768" calcext:value-type="float">
            <text:p>1677.680201137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2-09-12" calcext:value-type="date">
            <text:p>12/09/22</text:p>
          </table:table-cell>
          <table:table-cell table:formula="of:=RAND()*RANDBETWEEN(-5000;5000)+1" office:value-type="float" office:value="3441.64194528642" calcext:value-type="float">
            <text:p>3441.64</text:p>
          </table:table-cell>
          <table:table-cell table:formula="of:=RAND()*RANDBETWEEN(-5000;5000)+1" office:value-type="float" office:value="1733.13878350332" calcext:value-type="float">
            <text:p>1733.138783503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2-09-13" calcext:value-type="date">
            <text:p>13/09/22</text:p>
          </table:table-cell>
          <table:table-cell table:formula="of:=RAND()*RANDBETWEEN(-5000;5000)+1" office:value-type="float" office:value="2276.02336735994" calcext:value-type="float">
            <text:p>2276.02</text:p>
          </table:table-cell>
          <table:table-cell table:formula="of:=RAND()*RANDBETWEEN(-5000;5000)+1" office:value-type="float" office:value="-255.052193183574" calcext:value-type="float">
            <text:p>-255.05219318357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2-09-14" calcext:value-type="date">
            <text:p>14/09/22</text:p>
          </table:table-cell>
          <table:table-cell table:formula="of:=RAND()*RANDBETWEEN(-5000;5000)+1" office:value-type="float" office:value="923.254636735884" calcext:value-type="float">
            <text:p>923.25</text:p>
          </table:table-cell>
          <table:table-cell table:formula="of:=RAND()*RANDBETWEEN(-5000;5000)+1" office:value-type="float" office:value="-162.567168299284" calcext:value-type="float">
            <text:p>-162.5671682992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2-09-15" calcext:value-type="date">
            <text:p>15/09/22</text:p>
          </table:table-cell>
          <table:table-cell table:formula="of:=RAND()*RANDBETWEEN(-5000;5000)+1" office:value-type="float" office:value="-1110.27417247865" calcext:value-type="float">
            <text:p>-1110.27</text:p>
          </table:table-cell>
          <table:table-cell table:formula="of:=RAND()*RANDBETWEEN(-5000;5000)+1" office:value-type="float" office:value="-32.6051385994785" calcext:value-type="float">
            <text:p>-32.605138599478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2-09-16" calcext:value-type="date">
            <text:p>16/09/22</text:p>
          </table:table-cell>
          <table:table-cell table:formula="of:=RAND()*RANDBETWEEN(-5000;5000)+1" office:value-type="float" office:value="-2043.49343261076" calcext:value-type="float">
            <text:p>-2043.49</text:p>
          </table:table-cell>
          <table:table-cell table:formula="of:=RAND()*RANDBETWEEN(-5000;5000)+1" office:value-type="float" office:value="2794.6132421699" calcext:value-type="float">
            <text:p>2794.61324216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2-09-17" calcext:value-type="date">
            <text:p>17/09/22</text:p>
          </table:table-cell>
          <table:table-cell table:formula="of:=RAND()*RANDBETWEEN(-5000;5000)+1" office:value-type="float" office:value="13.3073431619073" calcext:value-type="float">
            <text:p>13.31</text:p>
          </table:table-cell>
          <table:table-cell table:formula="of:=RAND()*RANDBETWEEN(-5000;5000)+1" office:value-type="float" office:value="56.9543286925761" calcext:value-type="float">
            <text:p>56.954328692576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2-09-18" calcext:value-type="date">
            <text:p>18/09/22</text:p>
          </table:table-cell>
          <table:table-cell table:formula="of:=RAND()*RANDBETWEEN(-5000;5000)+1" office:value-type="float" office:value="-2856.01518584735" calcext:value-type="float">
            <text:p>-2856.02</text:p>
          </table:table-cell>
          <table:table-cell table:formula="of:=RAND()*RANDBETWEEN(-5000;5000)+1" office:value-type="float" office:value="-809.490028909954" calcext:value-type="float">
            <text:p>-809.49002890995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2-09-19" calcext:value-type="date">
            <text:p>19/09/22</text:p>
          </table:table-cell>
          <table:table-cell table:formula="of:=RAND()*RANDBETWEEN(-5000;5000)+1" office:value-type="float" office:value="-46.5927043165906" calcext:value-type="float">
            <text:p>-46.59</text:p>
          </table:table-cell>
          <table:table-cell table:formula="of:=RAND()*RANDBETWEEN(-5000;5000)+1" office:value-type="float" office:value="62.778033775161" calcext:value-type="float">
            <text:p>62.7780337751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2-09-20" calcext:value-type="date">
            <text:p>20/09/22</text:p>
          </table:table-cell>
          <table:table-cell table:formula="of:=RAND()*RANDBETWEEN(-5000;5000)+1" office:value-type="float" office:value="2861.33496594395" calcext:value-type="float">
            <text:p>2861.33</text:p>
          </table:table-cell>
          <table:table-cell table:formula="of:=RAND()*RANDBETWEEN(-5000;5000)+1" office:value-type="float" office:value="-1292.83587663889" calcext:value-type="float">
            <text:p>-1292.8358766388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2-09-21" calcext:value-type="date">
            <text:p>21/09/22</text:p>
          </table:table-cell>
          <table:table-cell table:formula="of:=RAND()*RANDBETWEEN(-5000;5000)+1" office:value-type="float" office:value="220.17214834906" calcext:value-type="float">
            <text:p>220.17</text:p>
          </table:table-cell>
          <table:table-cell table:formula="of:=RAND()*RANDBETWEEN(-5000;5000)+1" office:value-type="float" office:value="446.6466998426" calcext:value-type="float">
            <text:p>446.64669984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2-09-22" calcext:value-type="date">
            <text:p>22/09/22</text:p>
          </table:table-cell>
          <table:table-cell table:formula="of:=RAND()*RANDBETWEEN(-5000;5000)+1" office:value-type="float" office:value="1826.13394973705" calcext:value-type="float">
            <text:p>1826.13</text:p>
          </table:table-cell>
          <table:table-cell table:formula="of:=RAND()*RANDBETWEEN(-5000;5000)+1" office:value-type="float" office:value="1010.56532559681" calcext:value-type="float">
            <text:p>1010.565325596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2-09-23" calcext:value-type="date">
            <text:p>23/09/22</text:p>
          </table:table-cell>
          <table:table-cell table:formula="of:=RAND()*RANDBETWEEN(-5000;5000)+1" office:value-type="float" office:value="-715.278501985821" calcext:value-type="float">
            <text:p>-715.28</text:p>
          </table:table-cell>
          <table:table-cell table:formula="of:=RAND()*RANDBETWEEN(-5000;5000)+1" office:value-type="float" office:value="26.9313668504802" calcext:value-type="float">
            <text:p>26.93136685048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2-09-24" calcext:value-type="date">
            <text:p>24/09/22</text:p>
          </table:table-cell>
          <table:table-cell table:formula="of:=RAND()*RANDBETWEEN(-5000;5000)+1" office:value-type="float" office:value="-26.2780172179061" calcext:value-type="float">
            <text:p>-26.28</text:p>
          </table:table-cell>
          <table:table-cell table:formula="of:=RAND()*RANDBETWEEN(-5000;5000)+1" office:value-type="float" office:value="1489.09789871089" calcext:value-type="float">
            <text:p>1489.097898710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2-09-25" calcext:value-type="date">
            <text:p>25/09/22</text:p>
          </table:table-cell>
          <table:table-cell table:formula="of:=RAND()*RANDBETWEEN(-5000;5000)+1" office:value-type="float" office:value="-2212.67018213869" calcext:value-type="float">
            <text:p>-2212.67</text:p>
          </table:table-cell>
          <table:table-cell table:formula="of:=RAND()*RANDBETWEEN(-5000;5000)+1" office:value-type="float" office:value="-390.526665819028" calcext:value-type="float">
            <text:p>-390.52666581902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2-09-26" calcext:value-type="date">
            <text:p>26/09/22</text:p>
          </table:table-cell>
          <table:table-cell table:formula="of:=RAND()*RANDBETWEEN(-5000;5000)+1" office:value-type="float" office:value="-791.126727691732" calcext:value-type="float">
            <text:p>-791.13</text:p>
          </table:table-cell>
          <table:table-cell table:formula="of:=RAND()*RANDBETWEEN(-5000;5000)+1" office:value-type="float" office:value="615.354417968659" calcext:value-type="float">
            <text:p>615.3544179686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2-09-27" calcext:value-type="date">
            <text:p>27/09/22</text:p>
          </table:table-cell>
          <table:table-cell table:formula="of:=RAND()*RANDBETWEEN(-5000;5000)+1" office:value-type="float" office:value="-80.9099891071933" calcext:value-type="float">
            <text:p>-80.91</text:p>
          </table:table-cell>
          <table:table-cell table:formula="of:=RAND()*RANDBETWEEN(-5000;5000)+1" office:value-type="float" office:value="2843.60579496055" calcext:value-type="float">
            <text:p>2843.6057949605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2-09-28" calcext:value-type="date">
            <text:p>28/09/22</text:p>
          </table:table-cell>
          <table:table-cell table:formula="of:=RAND()*RANDBETWEEN(-5000;5000)+1" office:value-type="float" office:value="-217.345373747368" calcext:value-type="float">
            <text:p>-217.35</text:p>
          </table:table-cell>
          <table:table-cell table:formula="of:=RAND()*RANDBETWEEN(-5000;5000)+1" office:value-type="float" office:value="-558.819200351647" calcext:value-type="float">
            <text:p>-558.8192003516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2-09-29" calcext:value-type="date">
            <text:p>29/09/22</text:p>
          </table:table-cell>
          <table:table-cell table:formula="of:=RAND()*RANDBETWEEN(-5000;5000)+1" office:value-type="float" office:value="408.072925344142" calcext:value-type="float">
            <text:p>408.07</text:p>
          </table:table-cell>
          <table:table-cell table:formula="of:=RAND()*RANDBETWEEN(-5000;5000)+1" office:value-type="float" office:value="3692.45848558078" calcext:value-type="float">
            <text:p>3692.458485580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2-09-30" calcext:value-type="date">
            <text:p>30/09/22</text:p>
          </table:table-cell>
          <table:table-cell table:formula="of:=RAND()*RANDBETWEEN(-5000;5000)+1" office:value-type="float" office:value="13.9267300649369" calcext:value-type="float">
            <text:p>13.93</text:p>
          </table:table-cell>
          <table:table-cell table:formula="of:=RAND()*RANDBETWEEN(-5000;5000)+1" office:value-type="float" office:value="-690.610546514285" calcext:value-type="float">
            <text:p>-690.6105465142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2-10-01" calcext:value-type="date">
            <text:p>01/10/22</text:p>
          </table:table-cell>
          <table:table-cell table:formula="of:=RAND()*RANDBETWEEN(-5000;5000)+1" office:value-type="float" office:value="-2560.42764114561" calcext:value-type="float">
            <text:p>-2560.43</text:p>
          </table:table-cell>
          <table:table-cell table:formula="of:=RAND()*RANDBETWEEN(-5000;5000)+1" office:value-type="float" office:value="1235.64859859982" calcext:value-type="float">
            <text:p>1235.6485985998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2-10-02" calcext:value-type="date">
            <text:p>02/10/22</text:p>
          </table:table-cell>
          <table:table-cell table:formula="of:=RAND()*RANDBETWEEN(-5000;5000)+1" office:value-type="float" office:value="3468.63731704957" calcext:value-type="float">
            <text:p>3468.64</text:p>
          </table:table-cell>
          <table:table-cell table:formula="of:=RAND()*RANDBETWEEN(-5000;5000)+1" office:value-type="float" office:value="-7.77672922120138" calcext:value-type="float">
            <text:p>-7.776729221201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2-10-03" calcext:value-type="date">
            <text:p>03/10/22</text:p>
          </table:table-cell>
          <table:table-cell table:formula="of:=RAND()*RANDBETWEEN(-5000;5000)+1" office:value-type="float" office:value="3403.30325425629" calcext:value-type="float">
            <text:p>3403.30</text:p>
          </table:table-cell>
          <table:table-cell table:formula="of:=RAND()*RANDBETWEEN(-5000;5000)+1" office:value-type="float" office:value="2401.4929876839" calcext:value-type="float">
            <text:p>2401.49298768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2-10-04" calcext:value-type="date">
            <text:p>04/10/22</text:p>
          </table:table-cell>
          <table:table-cell table:formula="of:=RAND()*RANDBETWEEN(-5000;5000)+1" office:value-type="float" office:value="1175.67930683151" calcext:value-type="float">
            <text:p>1175.68</text:p>
          </table:table-cell>
          <table:table-cell table:formula="of:=RAND()*RANDBETWEEN(-5000;5000)+1" office:value-type="float" office:value="2403.32225230986" calcext:value-type="float">
            <text:p>2403.322252309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2-10-05" calcext:value-type="date">
            <text:p>05/10/22</text:p>
          </table:table-cell>
          <table:table-cell table:formula="of:=RAND()*RANDBETWEEN(-5000;5000)+1" office:value-type="float" office:value="-436.693765560084" calcext:value-type="float">
            <text:p>-436.69</text:p>
          </table:table-cell>
          <table:table-cell table:formula="of:=RAND()*RANDBETWEEN(-5000;5000)+1" office:value-type="float" office:value="4336.2359804744" calcext:value-type="float">
            <text:p>4336.235980474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2-10-06" calcext:value-type="date">
            <text:p>06/10/22</text:p>
          </table:table-cell>
          <table:table-cell table:formula="of:=RAND()*RANDBETWEEN(-5000;5000)+1" office:value-type="float" office:value="-96.2786461252913" calcext:value-type="float">
            <text:p>-96.28</text:p>
          </table:table-cell>
          <table:table-cell table:formula="of:=RAND()*RANDBETWEEN(-5000;5000)+1" office:value-type="float" office:value="-610.476570385838" calcext:value-type="float">
            <text:p>-610.4765703858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2-10-07" calcext:value-type="date">
            <text:p>07/10/22</text:p>
          </table:table-cell>
          <table:table-cell table:formula="of:=RAND()*RANDBETWEEN(-5000;5000)+1" office:value-type="float" office:value="176.049066239569" calcext:value-type="float">
            <text:p>176.05</text:p>
          </table:table-cell>
          <table:table-cell table:formula="of:=RAND()*RANDBETWEEN(-5000;5000)+1" office:value-type="float" office:value="-4464.7720398514" calcext:value-type="float">
            <text:p>-4464.77203985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2-10-08" calcext:value-type="date">
            <text:p>08/10/22</text:p>
          </table:table-cell>
          <table:table-cell table:formula="of:=RAND()*RANDBETWEEN(-5000;5000)+1" office:value-type="float" office:value="-1829.1697279361" calcext:value-type="float">
            <text:p>-1829.17</text:p>
          </table:table-cell>
          <table:table-cell table:formula="of:=RAND()*RANDBETWEEN(-5000;5000)+1" office:value-type="float" office:value="3756.58094004912" calcext:value-type="float">
            <text:p>3756.580940049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2-10-09" calcext:value-type="date">
            <text:p>09/10/22</text:p>
          </table:table-cell>
          <table:table-cell table:formula="of:=RAND()*RANDBETWEEN(-5000;5000)+1" office:value-type="float" office:value="-1116.15432622599" calcext:value-type="float">
            <text:p>-1116.15</text:p>
          </table:table-cell>
          <table:table-cell table:formula="of:=RAND()*RANDBETWEEN(-5000;5000)+1" office:value-type="float" office:value="3113.42056000296" calcext:value-type="float">
            <text:p>3113.4205600029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2-10-10" calcext:value-type="date">
            <text:p>10/10/22</text:p>
          </table:table-cell>
          <table:table-cell table:formula="of:=RAND()*RANDBETWEEN(-5000;5000)+1" office:value-type="float" office:value="-126.383410382344" calcext:value-type="float">
            <text:p>-126.38</text:p>
          </table:table-cell>
          <table:table-cell table:formula="of:=RAND()*RANDBETWEEN(-5000;5000)+1" office:value-type="float" office:value="-2364.87266244943" calcext:value-type="float">
            <text:p>-2364.872662449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2-10-11" calcext:value-type="date">
            <text:p>11/10/22</text:p>
          </table:table-cell>
          <table:table-cell table:formula="of:=RAND()*RANDBETWEEN(-5000;5000)+1" office:value-type="float" office:value="427.21620258449" calcext:value-type="float">
            <text:p>427.22</text:p>
          </table:table-cell>
          <table:table-cell table:formula="of:=RAND()*RANDBETWEEN(-5000;5000)+1" office:value-type="float" office:value="3551.22527031826" calcext:value-type="float">
            <text:p>3551.225270318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2-10-12" calcext:value-type="date">
            <text:p>12/10/22</text:p>
          </table:table-cell>
          <table:table-cell table:formula="of:=RAND()*RANDBETWEEN(-5000;5000)+1" office:value-type="float" office:value="872.522520259661" calcext:value-type="float">
            <text:p>872.52</text:p>
          </table:table-cell>
          <table:table-cell table:formula="of:=RAND()*RANDBETWEEN(-5000;5000)+1" office:value-type="float" office:value="-1803.85642168262" calcext:value-type="float">
            <text:p>-1803.8564216826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2-10-13" calcext:value-type="date">
            <text:p>13/10/22</text:p>
          </table:table-cell>
          <table:table-cell table:formula="of:=RAND()*RANDBETWEEN(-5000;5000)+1" office:value-type="float" office:value="-948.726318743763" calcext:value-type="float">
            <text:p>-948.73</text:p>
          </table:table-cell>
          <table:table-cell table:formula="of:=RAND()*RANDBETWEEN(-5000;5000)+1" office:value-type="float" office:value="331.370085341988" calcext:value-type="float">
            <text:p>331.37008534198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2-10-14" calcext:value-type="date">
            <text:p>14/10/22</text:p>
          </table:table-cell>
          <table:table-cell table:formula="of:=RAND()*RANDBETWEEN(-5000;5000)+1" office:value-type="float" office:value="3667.40898924188" calcext:value-type="float">
            <text:p>3667.41</text:p>
          </table:table-cell>
          <table:table-cell table:formula="of:=RAND()*RANDBETWEEN(-5000;5000)+1" office:value-type="float" office:value="915.706825938312" calcext:value-type="float">
            <text:p>915.7068259383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2-10-15" calcext:value-type="date">
            <text:p>15/10/22</text:p>
          </table:table-cell>
          <table:table-cell table:formula="of:=RAND()*RANDBETWEEN(-5000;5000)+1" office:value-type="float" office:value="-1749.94812988312" calcext:value-type="float">
            <text:p>-1749.95</text:p>
          </table:table-cell>
          <table:table-cell table:formula="of:=RAND()*RANDBETWEEN(-5000;5000)+1" office:value-type="float" office:value="-576.766003313495" calcext:value-type="float">
            <text:p>-576.7660033134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2-10-16" calcext:value-type="date">
            <text:p>16/10/22</text:p>
          </table:table-cell>
          <table:table-cell table:formula="of:=RAND()*RANDBETWEEN(-5000;5000)+1" office:value-type="float" office:value="421.500602388494" calcext:value-type="float">
            <text:p>421.50</text:p>
          </table:table-cell>
          <table:table-cell table:formula="of:=RAND()*RANDBETWEEN(-5000;5000)+1" office:value-type="float" office:value="-1832.05099676482" calcext:value-type="float">
            <text:p>-1832.050996764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2-10-17" calcext:value-type="date">
            <text:p>17/10/22</text:p>
          </table:table-cell>
          <table:table-cell table:formula="of:=RAND()*RANDBETWEEN(-5000;5000)+1" office:value-type="float" office:value="-1074.57765416756" calcext:value-type="float">
            <text:p>-1074.58</text:p>
          </table:table-cell>
          <table:table-cell table:formula="of:=RAND()*RANDBETWEEN(-5000;5000)+1" office:value-type="float" office:value="-224.707072092902" calcext:value-type="float">
            <text:p>-224.70707209290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2-10-18" calcext:value-type="date">
            <text:p>18/10/22</text:p>
          </table:table-cell>
          <table:table-cell table:formula="of:=RAND()*RANDBETWEEN(-5000;5000)+1" office:value-type="float" office:value="-2513.55673891454" calcext:value-type="float">
            <text:p>-2513.56</text:p>
          </table:table-cell>
          <table:table-cell table:formula="of:=RAND()*RANDBETWEEN(-5000;5000)+1" office:value-type="float" office:value="84.3120115665908" calcext:value-type="float">
            <text:p>84.31201156659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2-10-19" calcext:value-type="date">
            <text:p>19/10/22</text:p>
          </table:table-cell>
          <table:table-cell table:formula="of:=RAND()*RANDBETWEEN(-5000;5000)+1" office:value-type="float" office:value="-2377.50775078718" calcext:value-type="float">
            <text:p>-2377.51</text:p>
          </table:table-cell>
          <table:table-cell table:formula="of:=RAND()*RANDBETWEEN(-5000;5000)+1" office:value-type="float" office:value="-1177.74982340276" calcext:value-type="float">
            <text:p>-1177.749823402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2-10-20" calcext:value-type="date">
            <text:p>20/10/22</text:p>
          </table:table-cell>
          <table:table-cell table:formula="of:=RAND()*RANDBETWEEN(-5000;5000)+1" office:value-type="float" office:value="4358.02709115199" calcext:value-type="float">
            <text:p>4358.03</text:p>
          </table:table-cell>
          <table:table-cell table:formula="of:=RAND()*RANDBETWEEN(-5000;5000)+1" office:value-type="float" office:value="2697.31571559093" calcext:value-type="float">
            <text:p>2697.315715590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2-10-21" calcext:value-type="date">
            <text:p>21/10/22</text:p>
          </table:table-cell>
          <table:table-cell table:formula="of:=RAND()*RANDBETWEEN(-5000;5000)+1" office:value-type="float" office:value="2082.47338324735" calcext:value-type="float">
            <text:p>2082.47</text:p>
          </table:table-cell>
          <table:table-cell table:formula="of:=RAND()*RANDBETWEEN(-5000;5000)+1" office:value-type="float" office:value="3112.87566802412" calcext:value-type="float">
            <text:p>3112.875668024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2-10-22" calcext:value-type="date">
            <text:p>22/10/22</text:p>
          </table:table-cell>
          <table:table-cell table:formula="of:=RAND()*RANDBETWEEN(-5000;5000)+1" office:value-type="float" office:value="91.6279844708297" calcext:value-type="float">
            <text:p>91.63</text:p>
          </table:table-cell>
          <table:table-cell table:formula="of:=RAND()*RANDBETWEEN(-5000;5000)+1" office:value-type="float" office:value="360.459150425674" calcext:value-type="float">
            <text:p>360.4591504256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2-10-23" calcext:value-type="date">
            <text:p>23/10/22</text:p>
          </table:table-cell>
          <table:table-cell table:formula="of:=RAND()*RANDBETWEEN(-5000;5000)+1" office:value-type="float" office:value="-424.043678049241" calcext:value-type="float">
            <text:p>-424.04</text:p>
          </table:table-cell>
          <table:table-cell table:formula="of:=RAND()*RANDBETWEEN(-5000;5000)+1" office:value-type="float" office:value="-337.624684955028" calcext:value-type="float">
            <text:p>-337.6246849550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2-10-24" calcext:value-type="date">
            <text:p>24/10/22</text:p>
          </table:table-cell>
          <table:table-cell table:formula="of:=RAND()*RANDBETWEEN(-5000;5000)+1" office:value-type="float" office:value="-421.739957585699" calcext:value-type="float">
            <text:p>-421.74</text:p>
          </table:table-cell>
          <table:table-cell table:formula="of:=RAND()*RANDBETWEEN(-5000;5000)+1" office:value-type="float" office:value="-650.936695447537" calcext:value-type="float">
            <text:p>-650.93669544753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2-10-25" calcext:value-type="date">
            <text:p>25/10/22</text:p>
          </table:table-cell>
          <table:table-cell table:formula="of:=RAND()*RANDBETWEEN(-5000;5000)+1" office:value-type="float" office:value="-592.590911821498" calcext:value-type="float">
            <text:p>-592.59</text:p>
          </table:table-cell>
          <table:table-cell table:formula="of:=RAND()*RANDBETWEEN(-5000;5000)+1" office:value-type="float" office:value="-347.497592593503" calcext:value-type="float">
            <text:p>-347.4975925935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2-10-26" calcext:value-type="date">
            <text:p>26/10/22</text:p>
          </table:table-cell>
          <table:table-cell table:formula="of:=RAND()*RANDBETWEEN(-5000;5000)+1" office:value-type="float" office:value="190.348427908439" calcext:value-type="float">
            <text:p>190.35</text:p>
          </table:table-cell>
          <table:table-cell table:formula="of:=RAND()*RANDBETWEEN(-5000;5000)+1" office:value-type="float" office:value="-536.515214679055" calcext:value-type="float">
            <text:p>-536.5152146790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2-10-27" calcext:value-type="date">
            <text:p>27/10/22</text:p>
          </table:table-cell>
          <table:table-cell table:formula="of:=RAND()*RANDBETWEEN(-5000;5000)+1" office:value-type="float" office:value="141.143131404714" calcext:value-type="float">
            <text:p>141.14</text:p>
          </table:table-cell>
          <table:table-cell table:formula="of:=RAND()*RANDBETWEEN(-5000;5000)+1" office:value-type="float" office:value="-335.855526139981" calcext:value-type="float">
            <text:p>-335.855526139981</text:p>
          </table:table-cell>
        </table:table-row>
        <table:table-row table:style-name="ro1" table:number-rows-repeated="10482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22:50:00.429339157</meta:creation-date>
    <dc:date>2022-08-08T00:03:11.330026761</dc:date>
    <meta:editing-duration>PT1H13S</meta:editing-duration>
    <meta:editing-cycles>2</meta:editing-cycles>
    <meta:generator>LibreOffice/7.3.5.2$Linux_X86_64 LibreOffice_project/30$Build-2</meta:generator>
    <meta:document-statistic meta:table-count="1" meta:cell-count="1203" meta:object-count="0"/>
  </office:meta>
</office:document-meta>
</file>